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15"/>
        <table:table-column table:style-name="co2" table:number-columns-repeated="5" table:default-cell-style-name="ce17"/>
        <table:table-column table:style-name="co3" table:number-columns-repeated="2" table:default-cell-style-name="Default"/>
        <table:table-column table:style-name="co4" table:number-columns-repeated="6" table:default-cell-style-name="ce17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3" table:number-columns-repeated="29" table:default-cell-style-name="Default"/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Measurements</text:p>
          </table:table-cell>
          <table:covered-table-cell table:number-columns-repeated="3"/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Current bed map</text:p>
          </table:table-cell>
          <table:covered-table-cell table:number-columns-repeated="3"/>
          <table:table-cell/>
          <table:table-cell table:style-name="ce20" office:value-type="string" calcext:value-type="string">
            <text:p>G-cod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float" office:value="0.4" calcext:value-type="float">
            <text:p>0,40</text:p>
          </table:table-cell>
          <table:table-cell table:style-name="ce16" office:value-type="float" office:value="0.23" calcext:value-type="float">
            <text:p>0,23</text:p>
          </table:table-cell>
          <table:table-cell table:number-columns-repeated="2" table:style-name="ce16" office:value-type="float" office:value="0.22" calcext:value-type="float">
            <text:p>0,22</text:p>
          </table:table-cell>
          <table:table-cell table:style-name="ce16" office:value-type="float" office:value="0.24" calcext:value-type="float">
            <text:p>0,24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office:value-type="float" office:value="-0.25" calcext:value-type="float">
            <text:p>-0,250</text:p>
          </table:table-cell>
          <table:table-cell table:style-name="ce19" office:value-type="float" office:value="-0.1" calcext:value-type="float">
            <text:p>-0,100</text:p>
          </table:table-cell>
          <table:table-cell table:style-name="ce19" office:value-type="float" office:value="-0" calcext:value-type="float">
            <text:p>0,000</text:p>
          </table:table-cell>
          <table:table-cell table:style-name="ce19" office:value-type="float" office:value="-0.025" calcext:value-type="float">
            <text:p>-0,025</text:p>
          </table:table-cell>
          <table:table-cell table:style-name="ce19" office:value-type="float" office:value="-0.2" calcext:value-type="float">
            <text:p>-0,200</text:p>
          </table:table-cell>
          <table:table-cell/>
          <table:table-cell table:formula="of:=&quot;M421 I&quot; &amp;[.R3]&amp;&quot; J&quot;&amp;[.S3]&amp;&quot; Z&quot;&amp;SUBSTITUTE([.U3];&quot;,&quot;;&quot;.&quot;)" office:value-type="string" office:string-value="M421 I0 J0 Z-0.320" calcext:value-type="string">
            <text:p>M421 I0 J0 Z-0.3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VLOOKUP([.S3]+1; [.$I$11:.$N$16]; MATCH([.R3]+1; [.$I$11:.$N$11]; 0); FALSE())" office:value-type="float" office:value="-0.32" calcext:value-type="float">
            <text:p>-0,32</text:p>
          </table:table-cell>
          <table:table-cell table:formula="of:=TEXT([.T3];&quot;0.000&quot;)" office:value-type="string" office:string-value="-0,320" calcext:value-type="string">
            <text:p>-0,32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.22" calcext:value-type="float">
            <text:p>0,22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21" calcext:value-type="float">
            <text:p>0,21</text:p>
          </table:table-cell>
          <table:table-cell table:style-name="ce16" office:value-type="float" office:value="0.24" calcext:value-type="float">
            <text:p>0,24</text:p>
          </table:table-cell>
          <table:table-cell table:style-name="ce16" office:value-type="float" office:value="0.26" calcext:value-type="float">
            <text:p>0,26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9" office:value-type="float" office:value="-0.175" calcext:value-type="float">
            <text:p>-0,175</text:p>
          </table:table-cell>
          <table:table-cell table:style-name="ce19" office:value-type="float" office:value="0.025" calcext:value-type="float">
            <text:p>0,025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-0.05" calcext:value-type="float">
            <text:p>-0,050</text:p>
          </table:table-cell>
          <table:table-cell/>
          <table:table-cell table:formula="of:=&quot;M421 I&quot; &amp;[.R4]&amp;&quot; J&quot;&amp;[.S4]&amp;&quot; Z&quot;&amp;SUBSTITUTE([.U4];&quot;,&quot;;&quot;.&quot;)" office:value-type="string" office:string-value="M421 I1 J0 Z0.000" calcext:value-type="string">
            <text:p>M421 I1 J0 Z0.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VLOOKUP([.S4]+1; [.$I$11:.$N$16]; MATCH([.R4]+1; [.$I$11:.$N$11]; 0); FALSE())" office:value-type="float" office:value="0" calcext:value-type="float">
            <text:p>0</text:p>
          </table:table-cell>
          <table:table-cell table:formula="of:=TEXT([.T4];&quot;0.000&quot;)" office:value-type="string" office:string-value="0,000" calcext:value-type="string">
            <text:p>0,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float" office:value="0.28" calcext:value-type="float">
            <text:p>0,28</text:p>
          </table:table-cell>
          <table:table-cell table:style-name="ce16" office:value-type="float" office:value="0.24" calcext:value-type="float">
            <text:p>0,24</text:p>
          </table:table-cell>
          <table:table-cell table:style-name="ce16" office:value-type="float" office:value="0.26" calcext:value-type="float">
            <text:p>0,26</text:p>
          </table:table-cell>
          <table:table-cell table:style-name="ce16" office:value-type="float" office:value="0.21" calcext:value-type="float">
            <text:p>0,21</text:p>
          </table:table-cell>
          <table:table-cell table:style-name="ce16" office:value-type="float" office:value="0.26" calcext:value-type="float">
            <text:p>0,26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9" office:value-type="float" office:value="-0.075" calcext:value-type="float">
            <text:p>-0,075</text:p>
          </table:table-cell>
          <table:table-cell table:style-name="ce19" office:value-type="float" office:value="0.075" calcext:value-type="float">
            <text:p>0,075</text:p>
          </table:table-cell>
          <table:table-cell table:style-name="ce19" office:value-type="float" office:value="0.175" calcext:value-type="float">
            <text:p>0,175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-0.075" calcext:value-type="float">
            <text:p>-0,075</text:p>
          </table:table-cell>
          <table:table-cell/>
          <table:table-cell table:formula="of:=&quot;M421 I&quot; &amp;[.R5]&amp;&quot; J&quot;&amp;[.S5]&amp;&quot; Z&quot;&amp;SUBSTITUTE([.U5];&quot;,&quot;;&quot;.&quot;)" office:value-type="string" office:string-value="M421 I2 J0 Z0.110" calcext:value-type="string">
            <text:p>M421 I2 J0 Z0.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LOOKUP([.S5]+1; [.$I$11:.$N$16]; MATCH([.R5]+1; [.$I$11:.$N$11]; 0); FALSE())" office:value-type="float" office:value="0.11" calcext:value-type="float">
            <text:p>0,11</text:p>
          </table:table-cell>
          <table:table-cell table:formula="of:=TEXT([.T5];&quot;0.000&quot;)" office:value-type="string" office:string-value="0,110" calcext:value-type="string">
            <text:p>0,11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table:style-name="ce16" office:value-type="float" office:value="0.25" calcext:value-type="float">
            <text:p>0,25</text:p>
          </table:table-cell>
          <table:table-cell table:number-columns-repeated="2" table:style-name="ce16" office:value-type="float" office:value="0.26" calcext:value-type="float">
            <text:p>0,26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9" office:value-type="float" office:value="-0.125" calcext:value-type="float">
            <text:p>-0,125</text:p>
          </table:table-cell>
          <table:table-cell table:style-name="ce19" office:value-type="float" office:value="0.05" calcext:value-type="float">
            <text:p>0,050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05" calcext:value-type="float">
            <text:p>0,050</text:p>
          </table:table-cell>
          <table:table-cell table:style-name="ce19" office:value-type="float" office:value="-0.175" calcext:value-type="float">
            <text:p>-0,175</text:p>
          </table:table-cell>
          <table:table-cell/>
          <table:table-cell table:formula="of:=&quot;M421 I&quot; &amp;[.R6]&amp;&quot; J&quot;&amp;[.S6]&amp;&quot; Z&quot;&amp;SUBSTITUTE([.U6];&quot;,&quot;;&quot;.&quot;)" office:value-type="string" office:string-value="M421 I3 J0 Z0.085" calcext:value-type="string">
            <text:p>M421 I3 J0 Z0.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VLOOKUP([.S6]+1; [.$I$11:.$N$16]; MATCH([.R6]+1; [.$I$11:.$N$11]; 0); FALSE())" office:value-type="float" office:value="0.085" calcext:value-type="float">
            <text:p>0,085</text:p>
          </table:table-cell>
          <table:table-cell table:formula="of:=TEXT([.T6];&quot;0.000&quot;)" office:value-type="string" office:string-value="0,085" calcext:value-type="string">
            <text:p>0,08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3" calcext:value-type="float">
            <text:p>0,30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26" calcext:value-type="float">
            <text:p>0,26</text:p>
          </table:table-cell>
          <table:table-cell table:style-name="ce16" office:value-type="float" office:value="0.27" calcext:value-type="float">
            <text:p>0,27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9" office:value-type="float" office:value="-0.15" calcext:value-type="float">
            <text:p>-0,150</text:p>
          </table:table-cell>
          <table:table-cell table:number-columns-repeated="2" table:style-name="ce19" office:value-type="float" office:value="-0.025" calcext:value-type="float">
            <text:p>-0,025</text:p>
          </table:table-cell>
          <table:table-cell table:style-name="ce19" office:value-type="float" office:value="-0.125" calcext:value-type="float">
            <text:p>-0,125</text:p>
          </table:table-cell>
          <table:table-cell table:style-name="ce19" office:value-type="float" office:value="-0.4" calcext:value-type="float">
            <text:p>-0,400</text:p>
          </table:table-cell>
          <table:table-cell/>
          <table:table-cell table:formula="of:=&quot;M421 I&quot; &amp;[.R7]&amp;&quot; J&quot;&amp;[.S7]&amp;&quot; Z&quot;&amp;SUBSTITUTE([.U7];&quot;,&quot;;&quot;.&quot;)" office:value-type="string" office:string-value="M421 I4 J0 Z-0.110" calcext:value-type="string">
            <text:p>M421 I4 J0 Z-0.1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VLOOKUP([.S7]+1; [.$I$11:.$N$16]; MATCH([.R7]+1; [.$I$11:.$N$11]; 0); FALSE())" office:value-type="float" office:value="-0.11" calcext:value-type="float">
            <text:p>-0,11</text:p>
          </table:table-cell>
          <table:table-cell table:formula="of:=TEXT([.T7];&quot;0.000&quot;)" office:value-type="string" office:string-value="-0,110" calcext:value-type="string">
            <text:p>-0,11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8]&amp;&quot; J&quot;&amp;[.S8]&amp;&quot; Z&quot;&amp;SUBSTITUTE([.U8];&quot;,&quot;;&quot;.&quot;)" office:value-type="string" office:string-value="M421 I0 J1 Z-0.065" calcext:value-type="string">
            <text:p>M421 I0 J1 Z-0.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VLOOKUP([.S8]+1; [.$I$11:.$N$16]; MATCH([.R8]+1; [.$I$11:.$N$11]; 0); FALSE())" office:value-type="float" office:value="-0.065" calcext:value-type="float">
            <text:p>-0,065</text:p>
          </table:table-cell>
          <table:table-cell table:formula="of:=TEXT([.T8];&quot;0.000&quot;)" office:value-type="string" office:string-value="-0,065" calcext:value-type="string">
            <text:p>-0,06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p:</text:p>
          </table:table-cell>
          <table:table-cell office:value-type="float" office:value="0.33" calcext:value-type="float">
            <text:p>0,33</text:p>
          </table:table-cell>
          <table:table-cell table:number-columns-repeated="13"/>
          <table:table-cell table:formula="of:=&quot;M421 I&quot; &amp;[.R9]&amp;&quot; J&quot;&amp;[.S9]&amp;&quot; Z&quot;&amp;SUBSTITUTE([.U9];&quot;,&quot;;&quot;.&quot;)" office:value-type="string" office:string-value="M421 I1 J1 Z0.105" calcext:value-type="string">
            <text:p>M421 I1 J1 Z0.1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VLOOKUP([.S9]+1; [.$I$11:.$N$16]; MATCH([.R9]+1; [.$I$11:.$N$11]; 0); FALSE())" office:value-type="float" office:value="0.105" calcext:value-type="float">
            <text:p>0,105</text:p>
          </table:table-cell>
          <table:table-cell table:formula="of:=TEXT([.T9];&quot;0.000&quot;)" office:value-type="string" office:string-value="0,105" calcext:value-type="string">
            <text:p>0,105</text:p>
          </table:table-cell>
          <table:table-cell table:number-columns-repeated="27"/>
        </table:table-row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Expected change</text:p>
          </table:table-cell>
          <table:covered-table-cell table:number-columns-repeated="3"/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Expected bed map</text:p>
          </table:table-cell>
          <table:covered-table-cell table:number-columns-repeated="3"/>
          <table:table-cell/>
          <table:table-cell table:formula="of:=&quot;M421 I&quot; &amp;[.R10]&amp;&quot; J&quot;&amp;[.S10]&amp;&quot; Z&quot;&amp;SUBSTITUTE([.U10];&quot;,&quot;;&quot;.&quot;)" office:value-type="string" office:string-value="M421 I2 J1 Z0.245" calcext:value-type="string">
            <text:p>M421 I2 J1 Z0.2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S10]+1; [.$I$11:.$N$16]; MATCH([.R10]+1; [.$I$11:.$N$11]; 0); FALSE())" office:value-type="float" office:value="0.245" calcext:value-type="float">
            <text:p>0,245</text:p>
          </table:table-cell>
          <table:table-cell table:formula="of:=TEXT([.T10];&quot;0.000&quot;)" office:value-type="string" office:string-value="0,245" calcext:value-type="string">
            <text:p>0,2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formula="of:=&quot;M421 I&quot; &amp;[.R11]&amp;&quot; J&quot;&amp;[.S11]&amp;&quot; Z&quot;&amp;SUBSTITUTE([.U11];&quot;,&quot;;&quot;.&quot;)" office:value-type="string" office:string-value="M421 I3 J1 Z0.190" calcext:value-type="string">
            <text:p>M421 I3 J1 Z0.1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S11]+1; [.$I$11:.$N$16]; MATCH([.R11]+1; [.$I$11:.$N$11]; 0); FALSE())" office:value-type="float" office:value="0.19" calcext:value-type="float">
            <text:p>0,19</text:p>
          </table:table-cell>
          <table:table-cell table:formula="of:=TEXT([.T11];&quot;0.000&quot;)" office:value-type="string" office:string-value="0,190" calcext:value-type="string">
            <text:p>0,190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table:formula="of:=[.$B$9]-[.B3]" office:value-type="float" office:value="-0.07" calcext:value-type="float">
            <text:p>-0,07</text:p>
          </table:table-cell>
          <table:table-cell table:style-name="ce16" table:formula="of:=[.$B$9]-[.C3]" office:value-type="float" office:value="0.1" calcext:value-type="float">
            <text:p>0,10</text:p>
          </table:table-cell>
          <table:table-cell table:style-name="ce16" table:formula="of:=[.$B$9]-[.D3]" office:value-type="float" office:value="0.11" calcext:value-type="float">
            <text:p>0,11</text:p>
          </table:table-cell>
          <table:table-cell table:style-name="ce16" table:formula="of:=[.$B$9]-[.E3]" office:value-type="float" office:value="0.11" calcext:value-type="float">
            <text:p>0,11</text:p>
          </table:table-cell>
          <table:table-cell table:style-name="ce16" table:formula="of:=[.$B$9]-[.F3]" office:value-type="float" office:value="0.09" calcext:value-type="float">
            <text:p>0,09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table:formula="of:=[.J3]+[.B12]" office:value-type="float" office:value="-0.32" calcext:value-type="float">
            <text:p>-0,320</text:p>
          </table:table-cell>
          <table:table-cell table:style-name="ce19" table:formula="of:=[.K3]+[.C12]" office:value-type="float" office:value="0" calcext:value-type="float">
            <text:p>0,000</text:p>
          </table:table-cell>
          <table:table-cell table:style-name="ce19" table:formula="of:=[.L3]+[.D12]" office:value-type="float" office:value="0.11" calcext:value-type="float">
            <text:p>0,110</text:p>
          </table:table-cell>
          <table:table-cell table:style-name="ce19" table:formula="of:=[.M3]+[.E12]" office:value-type="float" office:value="0.085" calcext:value-type="float">
            <text:p>0,085</text:p>
          </table:table-cell>
          <table:table-cell table:style-name="ce19" table:formula="of:=[.N3]+[.F12]" office:value-type="float" office:value="-0.11" calcext:value-type="float">
            <text:p>-0,110</text:p>
          </table:table-cell>
          <table:table-cell/>
          <table:table-cell table:formula="of:=&quot;M421 I&quot; &amp;[.R12]&amp;&quot; J&quot;&amp;[.S12]&amp;&quot; Z&quot;&amp;SUBSTITUTE([.U12];&quot;,&quot;;&quot;.&quot;)" office:value-type="string" office:string-value="M421 I4 J1 Z0.020" calcext:value-type="string">
            <text:p>M421 I4 J1 Z0.0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S12]+1; [.$I$11:.$N$16]; MATCH([.R12]+1; [.$I$11:.$N$11]; 0); FALSE())" office:value-type="float" office:value="0.02" calcext:value-type="float">
            <text:p>0,02</text:p>
          </table:table-cell>
          <table:table-cell table:formula="of:=TEXT([.T12];&quot;0.000&quot;)" office:value-type="string" office:string-value="0,020" calcext:value-type="string">
            <text:p>0,02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[.$B$9]-[.B4]" office:value-type="float" office:value="0.11" calcext:value-type="float">
            <text:p>0,11</text:p>
          </table:table-cell>
          <table:table-cell table:style-name="ce16" table:formula="of:=[.$B$9]-[.C4]" office:value-type="float" office:value="0.08" calcext:value-type="float">
            <text:p>0,08</text:p>
          </table:table-cell>
          <table:table-cell table:style-name="ce16" table:formula="of:=[.$B$9]-[.D4]" office:value-type="float" office:value="0.12" calcext:value-type="float">
            <text:p>0,12</text:p>
          </table:table-cell>
          <table:table-cell table:style-name="ce16" table:formula="of:=[.$B$9]-[.E4]" office:value-type="float" office:value="0.09" calcext:value-type="float">
            <text:p>0,09</text:p>
          </table:table-cell>
          <table:table-cell table:style-name="ce16" table:formula="of:=[.$B$9]-[.F4]" office:value-type="float" office:value="0.07" calcext:value-type="float">
            <text:p>0,07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9" table:formula="of:=[.J4]+[.B13]" office:value-type="float" office:value="-0.065" calcext:value-type="float">
            <text:p>-0,065</text:p>
          </table:table-cell>
          <table:table-cell table:style-name="ce19" table:formula="of:=[.K4]+[.C13]" office:value-type="float" office:value="0.105" calcext:value-type="float">
            <text:p>0,105</text:p>
          </table:table-cell>
          <table:table-cell table:style-name="ce19" table:formula="of:=[.L4]+[.D13]" office:value-type="float" office:value="0.245" calcext:value-type="float">
            <text:p>0,245</text:p>
          </table:table-cell>
          <table:table-cell table:style-name="ce19" table:formula="of:=[.M4]+[.E13]" office:value-type="float" office:value="0.19" calcext:value-type="float">
            <text:p>0,190</text:p>
          </table:table-cell>
          <table:table-cell table:style-name="ce19" table:formula="of:=[.N4]+[.F13]" office:value-type="float" office:value="0.02" calcext:value-type="float">
            <text:p>0,020</text:p>
          </table:table-cell>
          <table:table-cell/>
          <table:table-cell table:formula="of:=&quot;M421 I&quot; &amp;[.R13]&amp;&quot; J&quot;&amp;[.S13]&amp;&quot; Z&quot;&amp;SUBSTITUTE([.U13];&quot;,&quot;;&quot;.&quot;)" office:value-type="string" office:string-value="M421 I0 J2 Z-0.025" calcext:value-type="string">
            <text:p>M421 I0 J2 Z-0.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LOOKUP([.S13]+1; [.$I$11:.$N$16]; MATCH([.R13]+1; [.$I$11:.$N$11]; 0); FALSE())" office:value-type="float" office:value="-0.025" calcext:value-type="float">
            <text:p>-0,025</text:p>
          </table:table-cell>
          <table:table-cell table:formula="of:=TEXT([.T13];&quot;0.000&quot;)" office:value-type="string" office:string-value="-0,025" calcext:value-type="string">
            <text:p>-0,025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[.$B$9]-[.B5]" office:value-type="float" office:value="0.05" calcext:value-type="float">
            <text:p>0,05</text:p>
          </table:table-cell>
          <table:table-cell table:style-name="ce16" table:formula="of:=[.$B$9]-[.C5]" office:value-type="float" office:value="0.09" calcext:value-type="float">
            <text:p>0,09</text:p>
          </table:table-cell>
          <table:table-cell table:style-name="ce16" table:formula="of:=[.$B$9]-[.D5]" office:value-type="float" office:value="0.07" calcext:value-type="float">
            <text:p>0,07</text:p>
          </table:table-cell>
          <table:table-cell table:style-name="ce16" table:formula="of:=[.$B$9]-[.E5]" office:value-type="float" office:value="0.12" calcext:value-type="float">
            <text:p>0,12</text:p>
          </table:table-cell>
          <table:table-cell table:style-name="ce16" table:formula="of:=[.$B$9]-[.F5]" office:value-type="float" office:value="0.07" calcext:value-type="float">
            <text:p>0,07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9" table:formula="of:=[.J5]+[.B14]" office:value-type="float" office:value="-0.025" calcext:value-type="float">
            <text:p>-0,025</text:p>
          </table:table-cell>
          <table:table-cell table:style-name="ce19" table:formula="of:=[.K5]+[.C14]" office:value-type="float" office:value="0.165" calcext:value-type="float">
            <text:p>0,165</text:p>
          </table:table-cell>
          <table:table-cell table:style-name="ce19" table:formula="of:=[.L5]+[.D14]" office:value-type="float" office:value="0.245" calcext:value-type="float">
            <text:p>0,245</text:p>
          </table:table-cell>
          <table:table-cell table:style-name="ce19" table:formula="of:=[.M5]+[.E14]" office:value-type="float" office:value="0.22" calcext:value-type="float">
            <text:p>0,220</text:p>
          </table:table-cell>
          <table:table-cell table:style-name="ce19" table:formula="of:=[.N5]+[.F14]" office:value-type="float" office:value="-0.00499999999999999" calcext:value-type="float">
            <text:p>-0,005</text:p>
          </table:table-cell>
          <table:table-cell/>
          <table:table-cell table:formula="of:=&quot;M421 I&quot; &amp;[.R14]&amp;&quot; J&quot;&amp;[.S14]&amp;&quot; Z&quot;&amp;SUBSTITUTE([.U14];&quot;,&quot;;&quot;.&quot;)" office:value-type="string" office:string-value="M421 I1 J2 Z0.165" calcext:value-type="string">
            <text:p>M421 I1 J2 Z0.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S14]+1; [.$I$11:.$N$16]; MATCH([.R14]+1; [.$I$11:.$N$11]; 0); FALSE())" office:value-type="float" office:value="0.165" calcext:value-type="float">
            <text:p>0,165</text:p>
          </table:table-cell>
          <table:table-cell table:formula="of:=TEXT([.T14];&quot;0.000&quot;)" office:value-type="string" office:string-value="0,165" calcext:value-type="string">
            <text:p>0,16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[.$B$9]-[.B6]" office:value-type="float" office:value="0.08" calcext:value-type="float">
            <text:p>0,08</text:p>
          </table:table-cell>
          <table:table-cell table:style-name="ce16" table:formula="of:=[.$B$9]-[.C6]" office:value-type="float" office:value="0.08" calcext:value-type="float">
            <text:p>0,08</text:p>
          </table:table-cell>
          <table:table-cell table:style-name="ce16" table:formula="of:=[.$B$9]-[.D6]" office:value-type="float" office:value="0.08" calcext:value-type="float">
            <text:p>0,08</text:p>
          </table:table-cell>
          <table:table-cell table:style-name="ce16" table:formula="of:=[.$B$9]-[.E6]" office:value-type="float" office:value="0.07" calcext:value-type="float">
            <text:p>0,07</text:p>
          </table:table-cell>
          <table:table-cell table:style-name="ce16" table:formula="of:=[.$B$9]-[.F6]" office:value-type="float" office:value="0.07" calcext:value-type="float">
            <text:p>0,07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9" table:formula="of:=[.J6]+[.B15]" office:value-type="float" office:value="-0.045" calcext:value-type="float">
            <text:p>-0,045</text:p>
          </table:table-cell>
          <table:table-cell table:style-name="ce19" table:formula="of:=[.K6]+[.C15]" office:value-type="float" office:value="0.13" calcext:value-type="float">
            <text:p>0,130</text:p>
          </table:table-cell>
          <table:table-cell table:style-name="ce19" table:formula="of:=[.L6]+[.D15]" office:value-type="float" office:value="0.18" calcext:value-type="float">
            <text:p>0,180</text:p>
          </table:table-cell>
          <table:table-cell table:style-name="ce19" table:formula="of:=[.M6]+[.E15]" office:value-type="float" office:value="0.12" calcext:value-type="float">
            <text:p>0,120</text:p>
          </table:table-cell>
          <table:table-cell table:style-name="ce19" table:formula="of:=[.N6]+[.F15]" office:value-type="float" office:value="-0.105" calcext:value-type="float">
            <text:p>-0,105</text:p>
          </table:table-cell>
          <table:table-cell/>
          <table:table-cell table:formula="of:=&quot;M421 I&quot; &amp;[.R15]&amp;&quot; J&quot;&amp;[.S15]&amp;&quot; Z&quot;&amp;SUBSTITUTE([.U15];&quot;,&quot;;&quot;.&quot;)" office:value-type="string" office:string-value="M421 I2 J2 Z0.245" calcext:value-type="string">
            <text:p>M421 I2 J2 Z0.2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VLOOKUP([.S15]+1; [.$I$11:.$N$16]; MATCH([.R15]+1; [.$I$11:.$N$11]; 0); FALSE())" office:value-type="float" office:value="0.245" calcext:value-type="float">
            <text:p>0,245</text:p>
          </table:table-cell>
          <table:table-cell table:formula="of:=TEXT([.T15];&quot;0.000&quot;)" office:value-type="string" office:string-value="0,245" calcext:value-type="string">
            <text:p>0,24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[.$B$9]-[.B7]" office:value-type="float" office:value="0.08" calcext:value-type="float">
            <text:p>0,08</text:p>
          </table:table-cell>
          <table:table-cell table:style-name="ce16" table:formula="of:=[.$B$9]-[.C7]" office:value-type="float" office:value="0.03" calcext:value-type="float">
            <text:p>0,03</text:p>
          </table:table-cell>
          <table:table-cell table:style-name="ce16" table:formula="of:=[.$B$9]-[.D7]" office:value-type="float" office:value="0.08" calcext:value-type="float">
            <text:p>0,08</text:p>
          </table:table-cell>
          <table:table-cell table:style-name="ce16" table:formula="of:=[.$B$9]-[.E7]" office:value-type="float" office:value="0.07" calcext:value-type="float">
            <text:p>0,07</text:p>
          </table:table-cell>
          <table:table-cell table:style-name="ce16" table:formula="of:=[.$B$9]-[.F7]" office:value-type="float" office:value="0.06" calcext:value-type="float">
            <text:p>0,06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9" table:formula="of:=[.J7]+[.B16]" office:value-type="float" office:value="-0.07" calcext:value-type="float">
            <text:p>-0,070</text:p>
          </table:table-cell>
          <table:table-cell table:style-name="ce19" table:formula="of:=[.K7]+[.C16]" office:value-type="float" office:value="0.00499999999999997" calcext:value-type="float">
            <text:p>0,005</text:p>
          </table:table-cell>
          <table:table-cell table:style-name="ce19" table:formula="of:=[.L7]+[.D16]" office:value-type="float" office:value="0.055" calcext:value-type="float">
            <text:p>0,055</text:p>
          </table:table-cell>
          <table:table-cell table:style-name="ce19" table:formula="of:=[.M7]+[.E16]" office:value-type="float" office:value="-0.055" calcext:value-type="float">
            <text:p>-0,055</text:p>
          </table:table-cell>
          <table:table-cell table:style-name="ce19" table:formula="of:=[.N7]+[.F16]" office:value-type="float" office:value="-0.34" calcext:value-type="float">
            <text:p>-0,340</text:p>
          </table:table-cell>
          <table:table-cell/>
          <table:table-cell table:formula="of:=&quot;M421 I&quot; &amp;[.R16]&amp;&quot; J&quot;&amp;[.S16]&amp;&quot; Z&quot;&amp;SUBSTITUTE([.U16];&quot;,&quot;;&quot;.&quot;)" office:value-type="string" office:string-value="M421 I3 J2 Z0.220" calcext:value-type="string">
            <text:p>M421 I3 J2 Z0.2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S16]+1; [.$I$11:.$N$16]; MATCH([.R16]+1; [.$I$11:.$N$11]; 0); FALSE())" office:value-type="float" office:value="0.22" calcext:value-type="float">
            <text:p>0,22</text:p>
          </table:table-cell>
          <table:table-cell table:formula="of:=TEXT([.T16];&quot;0.000&quot;)" office:value-type="string" office:string-value="0,220" calcext:value-type="string">
            <text:p>0,22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17]&amp;&quot; J&quot;&amp;[.S17]&amp;&quot; Z&quot;&amp;SUBSTITUTE([.U17];&quot;,&quot;;&quot;.&quot;)" office:value-type="string" office:string-value="M421 I4 J2 Z-0.005" calcext:value-type="string">
            <text:p>M421 I4 J2 Z-0.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S17]+1; [.$I$11:.$N$16]; MATCH([.R17]+1; [.$I$11:.$N$11]; 0); FALSE())" office:value-type="float" office:value="-0.00499999999999999" calcext:value-type="float">
            <text:p>-0,005</text:p>
          </table:table-cell>
          <table:table-cell table:formula="of:=TEXT([.T17];&quot;0.000&quot;)" office:value-type="string" office:string-value="-0,005" calcext:value-type="string">
            <text:p>-0,00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18]&amp;&quot; J&quot;&amp;[.S18]&amp;&quot; Z&quot;&amp;SUBSTITUTE([.U18];&quot;,&quot;;&quot;.&quot;)" office:value-type="string" office:string-value="M421 I0 J3 Z-0.045" calcext:value-type="string">
            <text:p>M421 I0 J3 Z-0.0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VLOOKUP([.S18]+1; [.$I$11:.$N$16]; MATCH([.R18]+1; [.$I$11:.$N$11]; 0); FALSE())" office:value-type="float" office:value="-0.045" calcext:value-type="float">
            <text:p>-0,045</text:p>
          </table:table-cell>
          <table:table-cell table:formula="of:=TEXT([.T18];&quot;0.000&quot;)" office:value-type="string" office:string-value="-0,045" calcext:value-type="string">
            <text:p>-0,04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19]&amp;&quot; J&quot;&amp;[.S19]&amp;&quot; Z&quot;&amp;SUBSTITUTE([.U19];&quot;,&quot;;&quot;.&quot;)" office:value-type="string" office:string-value="M421 I1 J3 Z0.130" calcext:value-type="string">
            <text:p>M421 I1 J3 Z0.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S19]+1; [.$I$11:.$N$16]; MATCH([.R19]+1; [.$I$11:.$N$11]; 0); FALSE())" office:value-type="float" office:value="0.13" calcext:value-type="float">
            <text:p>0,13</text:p>
          </table:table-cell>
          <table:table-cell table:formula="of:=TEXT([.T19];&quot;0.000&quot;)" office:value-type="string" office:string-value="0,130" calcext:value-type="string">
            <text:p>0,13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0]&amp;&quot; J&quot;&amp;[.S20]&amp;&quot; Z&quot;&amp;SUBSTITUTE([.U20];&quot;,&quot;;&quot;.&quot;)" office:value-type="string" office:string-value="M421 I2 J3 Z0.180" calcext:value-type="string">
            <text:p>M421 I2 J3 Z0.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S20]+1; [.$I$11:.$N$16]; MATCH([.R20]+1; [.$I$11:.$N$11]; 0); FALSE())" office:value-type="float" office:value="0.18" calcext:value-type="float">
            <text:p>0,18</text:p>
          </table:table-cell>
          <table:table-cell table:formula="of:=TEXT([.T20];&quot;0.000&quot;)" office:value-type="string" office:string-value="0,180" calcext:value-type="string">
            <text:p>0,18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1]&amp;&quot; J&quot;&amp;[.S21]&amp;&quot; Z&quot;&amp;SUBSTITUTE([.U21];&quot;,&quot;;&quot;.&quot;)" office:value-type="string" office:string-value="M421 I3 J3 Z0.120" calcext:value-type="string">
            <text:p>M421 I3 J3 Z0.1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VLOOKUP([.S21]+1; [.$I$11:.$N$16]; MATCH([.R21]+1; [.$I$11:.$N$11]; 0); FALSE())" office:value-type="float" office:value="0.12" calcext:value-type="float">
            <text:p>0,12</text:p>
          </table:table-cell>
          <table:table-cell table:formula="of:=TEXT([.T21];&quot;0.000&quot;)" office:value-type="string" office:string-value="0,120" calcext:value-type="string">
            <text:p>0,12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2]&amp;&quot; J&quot;&amp;[.S22]&amp;&quot; Z&quot;&amp;SUBSTITUTE([.U22];&quot;,&quot;;&quot;.&quot;)" office:value-type="string" office:string-value="M421 I4 J3 Z-0.105" calcext:value-type="string">
            <text:p>M421 I4 J3 Z-0.1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S22]+1; [.$I$11:.$N$16]; MATCH([.R22]+1; [.$I$11:.$N$11]; 0); FALSE())" office:value-type="float" office:value="-0.105" calcext:value-type="float">
            <text:p>-0,105</text:p>
          </table:table-cell>
          <table:table-cell table:formula="of:=TEXT([.T22];&quot;0.000&quot;)" office:value-type="string" office:string-value="-0,105" calcext:value-type="string">
            <text:p>-0,105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3]&amp;&quot; J&quot;&amp;[.S23]&amp;&quot; Z&quot;&amp;SUBSTITUTE([.U23];&quot;,&quot;;&quot;.&quot;)" office:value-type="string" office:string-value="M421 I0 J4 Z-0.070" calcext:value-type="string">
            <text:p>M421 I0 J4 Z-0.0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VLOOKUP([.S23]+1; [.$I$11:.$N$16]; MATCH([.R23]+1; [.$I$11:.$N$11]; 0); FALSE())" office:value-type="float" office:value="-0.07" calcext:value-type="float">
            <text:p>-0,07</text:p>
          </table:table-cell>
          <table:table-cell table:formula="of:=TEXT([.T23];&quot;0.000&quot;)" office:value-type="string" office:string-value="-0,070" calcext:value-type="string">
            <text:p>-0,07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4]&amp;&quot; J&quot;&amp;[.S24]&amp;&quot; Z&quot;&amp;SUBSTITUTE([.U24];&quot;,&quot;;&quot;.&quot;)" office:value-type="string" office:string-value="M421 I1 J4 Z0.005" calcext:value-type="string">
            <text:p>M421 I1 J4 Z0.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S24]+1; [.$I$11:.$N$16]; MATCH([.R24]+1; [.$I$11:.$N$11]; 0); FALSE())" office:value-type="float" office:value="0.00499999999999997" calcext:value-type="float">
            <text:p>0,005</text:p>
          </table:table-cell>
          <table:table-cell table:formula="of:=TEXT([.T24];&quot;0.000&quot;)" office:value-type="string" office:string-value="0,005" calcext:value-type="string">
            <text:p>0,00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25]&amp;&quot; J&quot;&amp;[.S25]&amp;&quot; Z&quot;&amp;SUBSTITUTE([.U25];&quot;,&quot;;&quot;.&quot;)" office:value-type="string" office:string-value="M421 I2 J4 Z0.055" calcext:value-type="string">
            <text:p>M421 I2 J4 Z0.0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S25]+1; [.$I$11:.$N$16]; MATCH([.R25]+1; [.$I$11:.$N$11]; 0); FALSE())" office:value-type="float" office:value="0.055" calcext:value-type="float">
            <text:p>0,055</text:p>
          </table:table-cell>
          <table:table-cell table:formula="of:=TEXT([.T25];&quot;0.000&quot;)" office:value-type="string" office:string-value="0,055" calcext:value-type="string">
            <text:p>0,05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26]&amp;&quot; J&quot;&amp;[.S26]&amp;&quot; Z&quot;&amp;SUBSTITUTE([.U26];&quot;,&quot;;&quot;.&quot;)" office:value-type="string" office:string-value="M421 I3 J4 Z-0.055" calcext:value-type="string">
            <text:p>M421 I3 J4 Z-0.0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S26]+1; [.$I$11:.$N$16]; MATCH([.R26]+1; [.$I$11:.$N$11]; 0); FALSE())" office:value-type="float" office:value="-0.055" calcext:value-type="float">
            <text:p>-0,055</text:p>
          </table:table-cell>
          <table:table-cell table:formula="of:=TEXT([.T26];&quot;0.000&quot;)" office:value-type="string" office:string-value="-0,055" calcext:value-type="string">
            <text:p>-0,05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27]&amp;&quot; J&quot;&amp;[.S27]&amp;&quot; Z&quot;&amp;SUBSTITUTE([.U27];&quot;,&quot;;&quot;.&quot;)" office:value-type="string" office:string-value="M421 I4 J4 Z-0.340" calcext:value-type="string">
            <text:p>M421 I4 J4 Z-0.34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VLOOKUP([.S27]+1; [.$I$11:.$N$16]; MATCH([.R27]+1; [.$I$11:.$N$11]; 0); FALSE())" office:value-type="float" office:value="-0.34" calcext:value-type="float">
            <text:p>-0,34</text:p>
          </table:table-cell>
          <table:table-cell table:formula="of:=TEXT([.T27];&quot;0.000&quot;)" office:value-type="string" office:string-value="-0,340" calcext:value-type="string">
            <text:p>-0,340</text:p>
          </table:table-cell>
          <table:table-cell table:number-columns-repeated="27"/>
        </table:table-row>
        <table:table-row table:style-name="ro1" table:number-rows-repeated="9">
          <table:table-cell table:number-columns-repeated="48"/>
        </table:table-row>
        <table:table-row table:style-name="ro1">
          <table:table-cell table:number-columns-repeated="6"/>
          <table:table-cell office:value-type="string" calcext:value-type="string">
            <text:p>im zero niżej, tym grubszy będzie element</text:p>
          </table:table-cell>
          <table:table-cell table:number-columns-repeated="41"/>
        </table:table-row>
        <table:table-row table:style-name="ro1">
          <table:table-cell table:number-columns-repeated="6"/>
          <table:table-cell office:value-type="string" calcext:value-type="string">
            <text:p>im zero wyżej, tym cieńszy będzie element</text:p>
          </table:table-cell>
          <table:table-cell table:number-columns-repeated="41"/>
        </table:table-row>
        <table:table-row table:style-name="ro1" table:number-rows-repeated="1048537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ettings_set2" table:style-name="ta1">
        <table:table-column table:style-name="co1" table:default-cell-style-name="ce15"/>
        <table:table-column table:style-name="co2" table:number-columns-repeated="5" table:default-cell-style-name="ce17"/>
        <table:table-column table:style-name="co3" table:number-columns-repeated="2" table:default-cell-style-name="Default"/>
        <table:table-column table:style-name="co4" table:number-columns-repeated="6" table:default-cell-style-name="ce17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3" table:number-columns-repeated="29" table:default-cell-style-name="Default"/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Measurements</text:p>
          </table:table-cell>
          <table:covered-table-cell table:number-columns-repeated="3"/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Current bed map</text:p>
          </table:table-cell>
          <table:covered-table-cell table:number-columns-repeated="3"/>
          <table:table-cell/>
          <table:table-cell table:style-name="ce20" office:value-type="string" calcext:value-type="string">
            <text:p>G-cod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float" office:value="0.28" calcext:value-type="float">
            <text:p>0,28</text:p>
          </table:table-cell>
          <table:table-cell table:style-name="ce16" office:value-type="float" office:value="0.33" calcext:value-type="float">
            <text:p>0,33</text:p>
          </table:table-cell>
          <table:table-cell table:number-columns-repeated="3" table:style-name="ce16" office:value-type="float" office:value="0.32" calcext:value-type="float">
            <text:p>0,32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office:value-type="float" office:value="-0.32" calcext:value-type="float">
            <text:p>-0,320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0.11" calcext:value-type="float">
            <text:p>0,110</text:p>
          </table:table-cell>
          <table:table-cell table:style-name="ce19" office:value-type="float" office:value="0.085" calcext:value-type="float">
            <text:p>0,085</text:p>
          </table:table-cell>
          <table:table-cell table:style-name="ce19" office:value-type="float" office:value="-0.11" calcext:value-type="float">
            <text:p>-0,110</text:p>
          </table:table-cell>
          <table:table-cell/>
          <table:table-cell table:formula="of:=&quot;M421 I&quot; &amp;[.R3]&amp;&quot; J&quot;&amp;[.S3]&amp;&quot; Z&quot;&amp;SUBSTITUTE([.U3];&quot;,&quot;;&quot;.&quot;)" office:value-type="string" office:string-value="M421 I0 J0 Z-0.270" calcext:value-type="string">
            <text:p>M421 I0 J0 Z-0.2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VLOOKUP([.S3]+1; [.$I$11:.$N$16]; MATCH([.R3]+1; [.$I$11:.$N$11]; 0); FALSE())" office:value-type="float" office:value="-0.27" calcext:value-type="float">
            <text:p>-0,27</text:p>
          </table:table-cell>
          <table:table-cell table:formula="of:=TEXT([.T3];&quot;0.000&quot;)" office:value-type="string" office:string-value="-0,270" calcext:value-type="string">
            <text:p>-0,27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.29" calcext:value-type="float">
            <text:p>0,29</text:p>
          </table:table-cell>
          <table:table-cell table:number-columns-repeated="4" table:style-name="ce16" office:value-type="float" office:value="0.32" calcext:value-type="float">
            <text:p>0,32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9" office:value-type="float" office:value="-0.065" calcext:value-type="float">
            <text:p>-0,065</text:p>
          </table:table-cell>
          <table:table-cell table:style-name="ce19" office:value-type="float" office:value="0.105" calcext:value-type="float">
            <text:p>0,105</text:p>
          </table:table-cell>
          <table:table-cell table:style-name="ce19" office:value-type="float" office:value="0.245" calcext:value-type="float">
            <text:p>0,245</text:p>
          </table:table-cell>
          <table:table-cell table:style-name="ce19" office:value-type="float" office:value="0.19" calcext:value-type="float">
            <text:p>0,190</text:p>
          </table:table-cell>
          <table:table-cell table:style-name="ce19" office:value-type="float" office:value="0.02" calcext:value-type="float">
            <text:p>0,020</text:p>
          </table:table-cell>
          <table:table-cell/>
          <table:table-cell table:formula="of:=&quot;M421 I&quot; &amp;[.R4]&amp;&quot; J&quot;&amp;[.S4]&amp;&quot; Z&quot;&amp;SUBSTITUTE([.U4];&quot;,&quot;;&quot;.&quot;)" office:value-type="string" office:string-value="M421 I1 J0 Z0.000" calcext:value-type="string">
            <text:p>M421 I1 J0 Z0.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VLOOKUP([.S4]+1; [.$I$11:.$N$16]; MATCH([.R4]+1; [.$I$11:.$N$11]; 0); FALSE())" office:value-type="float" office:value="0" calcext:value-type="float">
            <text:p>0</text:p>
          </table:table-cell>
          <table:table-cell table:formula="of:=TEXT([.T4];&quot;0.000&quot;)" office:value-type="string" office:string-value="0,000" calcext:value-type="string">
            <text:p>0,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6" office:value-type="float" office:value="0.29" calcext:value-type="float">
            <text:p>0,29</text:p>
          </table:table-cell>
          <table:table-cell table:style-name="ce16" office:value-type="float" office:value="0.31" calcext:value-type="float">
            <text:p>0,31</text:p>
          </table:table-cell>
          <table:table-cell table:style-name="ce16" office:value-type="float" office:value="0.28" calcext:value-type="float">
            <text:p>0,28</text:p>
          </table:table-cell>
          <table:table-cell table:style-name="ce16" office:value-type="float" office:value="0.29" calcext:value-type="float">
            <text:p>0,29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9" office:value-type="float" office:value="-0.025" calcext:value-type="float">
            <text:p>-0,025</text:p>
          </table:table-cell>
          <table:table-cell table:style-name="ce19" office:value-type="float" office:value="0.165" calcext:value-type="float">
            <text:p>0,165</text:p>
          </table:table-cell>
          <table:table-cell table:style-name="ce19" office:value-type="float" office:value="0.245" calcext:value-type="float">
            <text:p>0,245</text:p>
          </table:table-cell>
          <table:table-cell table:style-name="ce19" office:value-type="float" office:value="0.22" calcext:value-type="float">
            <text:p>0,220</text:p>
          </table:table-cell>
          <table:table-cell table:style-name="ce19" office:value-type="float" office:value="-0.005" calcext:value-type="float">
            <text:p>-0,005</text:p>
          </table:table-cell>
          <table:table-cell/>
          <table:table-cell table:formula="of:=&quot;M421 I&quot; &amp;[.R5]&amp;&quot; J&quot;&amp;[.S5]&amp;&quot; Z&quot;&amp;SUBSTITUTE([.U5];&quot;,&quot;;&quot;.&quot;)" office:value-type="string" office:string-value="M421 I2 J0 Z0.120" calcext:value-type="string">
            <text:p>M421 I2 J0 Z0.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LOOKUP([.S5]+1; [.$I$11:.$N$16]; MATCH([.R5]+1; [.$I$11:.$N$11]; 0); FALSE())" office:value-type="float" office:value="0.12" calcext:value-type="float">
            <text:p>0,12</text:p>
          </table:table-cell>
          <table:table-cell table:formula="of:=TEXT([.T5];&quot;0.000&quot;)" office:value-type="string" office:string-value="0,120" calcext:value-type="string">
            <text:p>0,12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6" office:value-type="float" office:value="0.3" calcext:value-type="float">
            <text:p>0,30</text:p>
          </table:table-cell>
          <table:table-cell table:style-name="ce16" office:value-type="float" office:value="0.31" calcext:value-type="float">
            <text:p>0,31</text:p>
          </table:table-cell>
          <table:table-cell table:number-columns-repeated="2" table:style-name="ce16" office:value-type="float" office:value="0.3" calcext:value-type="float">
            <text:p>0,30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9" office:value-type="float" office:value="-0.045" calcext:value-type="float">
            <text:p>-0,045</text:p>
          </table:table-cell>
          <table:table-cell table:style-name="ce19" office:value-type="float" office:value="0.13" calcext:value-type="float">
            <text:p>0,130</text:p>
          </table:table-cell>
          <table:table-cell table:style-name="ce19" office:value-type="float" office:value="0.18" calcext:value-type="float">
            <text:p>0,180</text:p>
          </table:table-cell>
          <table:table-cell table:style-name="ce19" office:value-type="float" office:value="0.12" calcext:value-type="float">
            <text:p>0,120</text:p>
          </table:table-cell>
          <table:table-cell table:style-name="ce19" office:value-type="float" office:value="-0.105" calcext:value-type="float">
            <text:p>-0,105</text:p>
          </table:table-cell>
          <table:table-cell/>
          <table:table-cell table:formula="of:=&quot;M421 I&quot; &amp;[.R6]&amp;&quot; J&quot;&amp;[.S6]&amp;&quot; Z&quot;&amp;SUBSTITUTE([.U6];&quot;,&quot;;&quot;.&quot;)" office:value-type="string" office:string-value="M421 I3 J0 Z0.095" calcext:value-type="string">
            <text:p>M421 I3 J0 Z0.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VLOOKUP([.S6]+1; [.$I$11:.$N$16]; MATCH([.R6]+1; [.$I$11:.$N$11]; 0); FALSE())" office:value-type="float" office:value="0.095" calcext:value-type="float">
            <text:p>0,095</text:p>
          </table:table-cell>
          <table:table-cell table:formula="of:=TEXT([.T6];&quot;0.000&quot;)" office:value-type="string" office:string-value="0,095" calcext:value-type="string">
            <text:p>0,09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6" office:value-type="float" office:value="0.33" calcext:value-type="float">
            <text:p>0,33</text:p>
          </table:table-cell>
          <table:table-cell table:style-name="ce16" office:value-type="float" office:value="0.31" calcext:value-type="float">
            <text:p>0,31</text:p>
          </table:table-cell>
          <table:table-cell table:style-name="ce16" office:value-type="float" office:value="0.26" calcext:value-type="float">
            <text:p>0,26</text:p>
          </table:table-cell>
          <table:table-cell table:style-name="ce16" office:value-type="float" office:value="0.3" calcext:value-type="float">
            <text:p>0,30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9" office:value-type="float" office:value="-0.07" calcext:value-type="float">
            <text:p>-0,070</text:p>
          </table:table-cell>
          <table:table-cell table:style-name="ce19" office:value-type="float" office:value="0.00500000000000003" calcext:value-type="float">
            <text:p>0,005</text:p>
          </table:table-cell>
          <table:table-cell table:style-name="ce19" office:value-type="float" office:value="0.055" calcext:value-type="float">
            <text:p>0,055</text:p>
          </table:table-cell>
          <table:table-cell table:style-name="ce19" office:value-type="float" office:value="-0.055" calcext:value-type="float">
            <text:p>-0,055</text:p>
          </table:table-cell>
          <table:table-cell table:style-name="ce19" office:value-type="float" office:value="-0.34" calcext:value-type="float">
            <text:p>-0,340</text:p>
          </table:table-cell>
          <table:table-cell/>
          <table:table-cell table:formula="of:=&quot;M421 I&quot; &amp;[.R7]&amp;&quot; J&quot;&amp;[.S7]&amp;&quot; Z&quot;&amp;SUBSTITUTE([.U7];&quot;,&quot;;&quot;.&quot;)" office:value-type="string" office:string-value="M421 I4 J0 Z-0.100" calcext:value-type="string">
            <text:p>M421 I4 J0 Z-0.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VLOOKUP([.S7]+1; [.$I$11:.$N$16]; MATCH([.R7]+1; [.$I$11:.$N$11]; 0); FALSE())" office:value-type="float" office:value="-0.1" calcext:value-type="float">
            <text:p>-0,1</text:p>
          </table:table-cell>
          <table:table-cell table:formula="of:=TEXT([.T7];&quot;0.000&quot;)" office:value-type="string" office:string-value="-0,100" calcext:value-type="string">
            <text:p>-0,10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8]&amp;&quot; J&quot;&amp;[.S8]&amp;&quot; Z&quot;&amp;SUBSTITUTE([.U8];&quot;,&quot;;&quot;.&quot;)" office:value-type="string" office:string-value="M421 I0 J1 Z-0.025" calcext:value-type="string">
            <text:p>M421 I0 J1 Z-0.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VLOOKUP([.S8]+1; [.$I$11:.$N$16]; MATCH([.R8]+1; [.$I$11:.$N$11]; 0); FALSE())" office:value-type="float" office:value="-0.025" calcext:value-type="float">
            <text:p>-0,025</text:p>
          </table:table-cell>
          <table:table-cell table:formula="of:=TEXT([.T8];&quot;0.000&quot;)" office:value-type="string" office:string-value="-0,025" calcext:value-type="string">
            <text:p>-0,0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p:</text:p>
          </table:table-cell>
          <table:table-cell office:value-type="float" office:value="0.33" calcext:value-type="float">
            <text:p>0,33</text:p>
          </table:table-cell>
          <table:table-cell table:number-columns-repeated="13"/>
          <table:table-cell table:formula="of:=&quot;M421 I&quot; &amp;[.R9]&amp;&quot; J&quot;&amp;[.S9]&amp;&quot; Z&quot;&amp;SUBSTITUTE([.U9];&quot;,&quot;;&quot;.&quot;)" office:value-type="string" office:string-value="M421 I1 J1 Z0.115" calcext:value-type="string">
            <text:p>M421 I1 J1 Z0.1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VLOOKUP([.S9]+1; [.$I$11:.$N$16]; MATCH([.R9]+1; [.$I$11:.$N$11]; 0); FALSE())" office:value-type="float" office:value="0.115" calcext:value-type="float">
            <text:p>0,115</text:p>
          </table:table-cell>
          <table:table-cell table:formula="of:=TEXT([.T9];&quot;0.000&quot;)" office:value-type="string" office:string-value="0,115" calcext:value-type="string">
            <text:p>0,115</text:p>
          </table:table-cell>
          <table:table-cell table:number-columns-repeated="27"/>
        </table:table-row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Expected change</text:p>
          </table:table-cell>
          <table:covered-table-cell table:number-columns-repeated="3"/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Expected bed map</text:p>
          </table:table-cell>
          <table:covered-table-cell table:number-columns-repeated="3"/>
          <table:table-cell/>
          <table:table-cell table:formula="of:=&quot;M421 I&quot; &amp;[.R10]&amp;&quot; J&quot;&amp;[.S10]&amp;&quot; Z&quot;&amp;SUBSTITUTE([.U10];&quot;,&quot;;&quot;.&quot;)" office:value-type="string" office:string-value="M421 I2 J1 Z0.255" calcext:value-type="string">
            <text:p>M421 I2 J1 Z0.2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S10]+1; [.$I$11:.$N$16]; MATCH([.R10]+1; [.$I$11:.$N$11]; 0); FALSE())" office:value-type="float" office:value="0.255" calcext:value-type="float">
            <text:p>0,255</text:p>
          </table:table-cell>
          <table:table-cell table:formula="of:=TEXT([.T10];&quot;0.000&quot;)" office:value-type="string" office:string-value="0,255" calcext:value-type="string">
            <text:p>0,2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formula="of:=&quot;M421 I&quot; &amp;[.R11]&amp;&quot; J&quot;&amp;[.S11]&amp;&quot; Z&quot;&amp;SUBSTITUTE([.U11];&quot;,&quot;;&quot;.&quot;)" office:value-type="string" office:string-value="M421 I3 J1 Z0.200" calcext:value-type="string">
            <text:p>M421 I3 J1 Z0.2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S11]+1; [.$I$11:.$N$16]; MATCH([.R11]+1; [.$I$11:.$N$11]; 0); FALSE())" office:value-type="float" office:value="0.2" calcext:value-type="float">
            <text:p>0,2</text:p>
          </table:table-cell>
          <table:table-cell table:formula="of:=TEXT([.T11];&quot;0.000&quot;)" office:value-type="string" office:string-value="0,200" calcext:value-type="string">
            <text:p>0,200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table:formula="of:=[.$B$9]-[.B3]" office:value-type="float" office:value="0.05" calcext:value-type="float">
            <text:p>0,05</text:p>
          </table:table-cell>
          <table:table-cell table:style-name="ce16" table:formula="of:=[.$B$9]-[.C3]" office:value-type="float" office:value="0" calcext:value-type="float">
            <text:p>0,00</text:p>
          </table:table-cell>
          <table:table-cell table:style-name="ce16" table:formula="of:=[.$B$9]-[.D3]" office:value-type="float" office:value="0.01" calcext:value-type="float">
            <text:p>0,01</text:p>
          </table:table-cell>
          <table:table-cell table:style-name="ce16" table:formula="of:=[.$B$9]-[.E3]" office:value-type="float" office:value="0.01" calcext:value-type="float">
            <text:p>0,01</text:p>
          </table:table-cell>
          <table:table-cell table:style-name="ce16" table:formula="of:=[.$B$9]-[.F3]" office:value-type="float" office:value="0.01" calcext:value-type="float">
            <text:p>0,01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table:formula="of:=[.J3]+[.B12]" office:value-type="float" office:value="-0.27" calcext:value-type="float">
            <text:p>-0,270</text:p>
          </table:table-cell>
          <table:table-cell table:style-name="ce19" table:formula="of:=[.K3]+[.C12]" office:value-type="float" office:value="0" calcext:value-type="float">
            <text:p>0,000</text:p>
          </table:table-cell>
          <table:table-cell table:style-name="ce19" table:formula="of:=[.L3]+[.D12]" office:value-type="float" office:value="0.12" calcext:value-type="float">
            <text:p>0,120</text:p>
          </table:table-cell>
          <table:table-cell table:style-name="ce19" table:formula="of:=[.M3]+[.E12]" office:value-type="float" office:value="0.095" calcext:value-type="float">
            <text:p>0,095</text:p>
          </table:table-cell>
          <table:table-cell table:style-name="ce19" table:formula="of:=[.N3]+[.F12]" office:value-type="float" office:value="-0.1" calcext:value-type="float">
            <text:p>-0,100</text:p>
          </table:table-cell>
          <table:table-cell/>
          <table:table-cell table:formula="of:=&quot;M421 I&quot; &amp;[.R12]&amp;&quot; J&quot;&amp;[.S12]&amp;&quot; Z&quot;&amp;SUBSTITUTE([.U12];&quot;,&quot;;&quot;.&quot;)" office:value-type="string" office:string-value="M421 I4 J1 Z0.030" calcext:value-type="string">
            <text:p>M421 I4 J1 Z0.0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S12]+1; [.$I$11:.$N$16]; MATCH([.R12]+1; [.$I$11:.$N$11]; 0); FALSE())" office:value-type="float" office:value="0.03" calcext:value-type="float">
            <text:p>0,03</text:p>
          </table:table-cell>
          <table:table-cell table:formula="of:=TEXT([.T12];&quot;0.000&quot;)" office:value-type="string" office:string-value="0,030" calcext:value-type="string">
            <text:p>0,03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[.$B$9]-[.B4]" office:value-type="float" office:value="0.04" calcext:value-type="float">
            <text:p>0,04</text:p>
          </table:table-cell>
          <table:table-cell table:style-name="ce16" table:formula="of:=[.$B$9]-[.C4]" office:value-type="float" office:value="0.01" calcext:value-type="float">
            <text:p>0,01</text:p>
          </table:table-cell>
          <table:table-cell table:style-name="ce16" table:formula="of:=[.$B$9]-[.D4]" office:value-type="float" office:value="0.01" calcext:value-type="float">
            <text:p>0,01</text:p>
          </table:table-cell>
          <table:table-cell table:style-name="ce16" table:formula="of:=[.$B$9]-[.E4]" office:value-type="float" office:value="0.01" calcext:value-type="float">
            <text:p>0,01</text:p>
          </table:table-cell>
          <table:table-cell table:style-name="ce16" table:formula="of:=[.$B$9]-[.F4]" office:value-type="float" office:value="0.01" calcext:value-type="float">
            <text:p>0,01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9" table:formula="of:=[.J4]+[.B13]" office:value-type="float" office:value="-0.025" calcext:value-type="float">
            <text:p>-0,025</text:p>
          </table:table-cell>
          <table:table-cell table:style-name="ce19" table:formula="of:=[.K4]+[.C13]" office:value-type="float" office:value="0.115" calcext:value-type="float">
            <text:p>0,115</text:p>
          </table:table-cell>
          <table:table-cell table:style-name="ce19" table:formula="of:=[.L4]+[.D13]" office:value-type="float" office:value="0.255" calcext:value-type="float">
            <text:p>0,255</text:p>
          </table:table-cell>
          <table:table-cell table:style-name="ce19" table:formula="of:=[.M4]+[.E13]" office:value-type="float" office:value="0.2" calcext:value-type="float">
            <text:p>0,200</text:p>
          </table:table-cell>
          <table:table-cell table:style-name="ce19" table:formula="of:=[.N4]+[.F13]" office:value-type="float" office:value="0.03" calcext:value-type="float">
            <text:p>0,030</text:p>
          </table:table-cell>
          <table:table-cell/>
          <table:table-cell table:formula="of:=&quot;M421 I&quot; &amp;[.R13]&amp;&quot; J&quot;&amp;[.S13]&amp;&quot; Z&quot;&amp;SUBSTITUTE([.U13];&quot;,&quot;;&quot;.&quot;)" office:value-type="string" office:string-value="M421 I0 J2 Z0.015" calcext:value-type="string">
            <text:p>M421 I0 J2 Z0.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LOOKUP([.S13]+1; [.$I$11:.$N$16]; MATCH([.R13]+1; [.$I$11:.$N$11]; 0); FALSE())" office:value-type="float" office:value="0.015" calcext:value-type="float">
            <text:p>0,015</text:p>
          </table:table-cell>
          <table:table-cell table:formula="of:=TEXT([.T13];&quot;0.000&quot;)" office:value-type="string" office:string-value="0,015" calcext:value-type="string">
            <text:p>0,015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[.$B$9]-[.B5]" office:value-type="float" office:value="0.04" calcext:value-type="float">
            <text:p>0,04</text:p>
          </table:table-cell>
          <table:table-cell table:style-name="ce16" table:formula="of:=[.$B$9]-[.C5]" office:value-type="float" office:value="0.04" calcext:value-type="float">
            <text:p>0,04</text:p>
          </table:table-cell>
          <table:table-cell table:style-name="ce16" table:formula="of:=[.$B$9]-[.D5]" office:value-type="float" office:value="0.02" calcext:value-type="float">
            <text:p>0,02</text:p>
          </table:table-cell>
          <table:table-cell table:style-name="ce16" table:formula="of:=[.$B$9]-[.E5]" office:value-type="float" office:value="0.05" calcext:value-type="float">
            <text:p>0,05</text:p>
          </table:table-cell>
          <table:table-cell table:style-name="ce16" table:formula="of:=[.$B$9]-[.F5]" office:value-type="float" office:value="0.04" calcext:value-type="float">
            <text:p>0,04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9" table:formula="of:=[.J5]+[.B14]" office:value-type="float" office:value="0.015" calcext:value-type="float">
            <text:p>0,015</text:p>
          </table:table-cell>
          <table:table-cell table:style-name="ce19" table:formula="of:=[.K5]+[.C14]" office:value-type="float" office:value="0.205" calcext:value-type="float">
            <text:p>0,205</text:p>
          </table:table-cell>
          <table:table-cell table:style-name="ce19" table:formula="of:=[.L5]+[.D14]" office:value-type="float" office:value="0.265" calcext:value-type="float">
            <text:p>0,265</text:p>
          </table:table-cell>
          <table:table-cell table:style-name="ce19" table:formula="of:=[.M5]+[.E14]" office:value-type="float" office:value="0.27" calcext:value-type="float">
            <text:p>0,270</text:p>
          </table:table-cell>
          <table:table-cell table:style-name="ce19" table:formula="of:=[.N5]+[.F14]" office:value-type="float" office:value="0.035" calcext:value-type="float">
            <text:p>0,035</text:p>
          </table:table-cell>
          <table:table-cell/>
          <table:table-cell table:formula="of:=&quot;M421 I&quot; &amp;[.R14]&amp;&quot; J&quot;&amp;[.S14]&amp;&quot; Z&quot;&amp;SUBSTITUTE([.U14];&quot;,&quot;;&quot;.&quot;)" office:value-type="string" office:string-value="M421 I1 J2 Z0.205" calcext:value-type="string">
            <text:p>M421 I1 J2 Z0.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S14]+1; [.$I$11:.$N$16]; MATCH([.R14]+1; [.$I$11:.$N$11]; 0); FALSE())" office:value-type="float" office:value="0.205" calcext:value-type="float">
            <text:p>0,205</text:p>
          </table:table-cell>
          <table:table-cell table:formula="of:=TEXT([.T14];&quot;0.000&quot;)" office:value-type="string" office:string-value="0,205" calcext:value-type="string">
            <text:p>0,20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[.$B$9]-[.B6]" office:value-type="float" office:value="0.03" calcext:value-type="float">
            <text:p>0,03</text:p>
          </table:table-cell>
          <table:table-cell table:style-name="ce16" table:formula="of:=[.$B$9]-[.C6]" office:value-type="float" office:value="0.03" calcext:value-type="float">
            <text:p>0,03</text:p>
          </table:table-cell>
          <table:table-cell table:style-name="ce16" table:formula="of:=[.$B$9]-[.D6]" office:value-type="float" office:value="0.02" calcext:value-type="float">
            <text:p>0,02</text:p>
          </table:table-cell>
          <table:table-cell table:style-name="ce16" table:formula="of:=[.$B$9]-[.E6]" office:value-type="float" office:value="0.03" calcext:value-type="float">
            <text:p>0,03</text:p>
          </table:table-cell>
          <table:table-cell table:style-name="ce16" table:formula="of:=[.$B$9]-[.F6]" office:value-type="float" office:value="0.03" calcext:value-type="float">
            <text:p>0,03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9" table:formula="of:=[.J6]+[.B15]" office:value-type="float" office:value="-0.015" calcext:value-type="float">
            <text:p>-0,015</text:p>
          </table:table-cell>
          <table:table-cell table:style-name="ce19" table:formula="of:=[.K6]+[.C15]" office:value-type="float" office:value="0.16" calcext:value-type="float">
            <text:p>0,160</text:p>
          </table:table-cell>
          <table:table-cell table:style-name="ce19" table:formula="of:=[.L6]+[.D15]" office:value-type="float" office:value="0.2" calcext:value-type="float">
            <text:p>0,200</text:p>
          </table:table-cell>
          <table:table-cell table:style-name="ce19" table:formula="of:=[.M6]+[.E15]" office:value-type="float" office:value="0.15" calcext:value-type="float">
            <text:p>0,150</text:p>
          </table:table-cell>
          <table:table-cell table:style-name="ce19" table:formula="of:=[.N6]+[.F15]" office:value-type="float" office:value="-0.075" calcext:value-type="float">
            <text:p>-0,075</text:p>
          </table:table-cell>
          <table:table-cell/>
          <table:table-cell table:formula="of:=&quot;M421 I&quot; &amp;[.R15]&amp;&quot; J&quot;&amp;[.S15]&amp;&quot; Z&quot;&amp;SUBSTITUTE([.U15];&quot;,&quot;;&quot;.&quot;)" office:value-type="string" office:string-value="M421 I2 J2 Z0.265" calcext:value-type="string">
            <text:p>M421 I2 J2 Z0.26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VLOOKUP([.S15]+1; [.$I$11:.$N$16]; MATCH([.R15]+1; [.$I$11:.$N$11]; 0); FALSE())" office:value-type="float" office:value="0.265" calcext:value-type="float">
            <text:p>0,265</text:p>
          </table:table-cell>
          <table:table-cell table:formula="of:=TEXT([.T15];&quot;0.000&quot;)" office:value-type="string" office:string-value="0,265" calcext:value-type="string">
            <text:p>0,26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[.$B$9]-[.B7]" office:value-type="float" office:value="0" calcext:value-type="float">
            <text:p>0,00</text:p>
          </table:table-cell>
          <table:table-cell table:style-name="ce16" table:formula="of:=[.$B$9]-[.C7]" office:value-type="float" office:value="0" calcext:value-type="float">
            <text:p>0,00</text:p>
          </table:table-cell>
          <table:table-cell table:style-name="ce16" table:formula="of:=[.$B$9]-[.D7]" office:value-type="float" office:value="0.02" calcext:value-type="float">
            <text:p>0,02</text:p>
          </table:table-cell>
          <table:table-cell table:style-name="ce16" table:formula="of:=[.$B$9]-[.E7]" office:value-type="float" office:value="0.07" calcext:value-type="float">
            <text:p>0,07</text:p>
          </table:table-cell>
          <table:table-cell table:style-name="ce16" table:formula="of:=[.$B$9]-[.F7]" office:value-type="float" office:value="0.03" calcext:value-type="float">
            <text:p>0,03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9" table:formula="of:=[.J7]+[.B16]" office:value-type="float" office:value="-0.07" calcext:value-type="float">
            <text:p>-0,070</text:p>
          </table:table-cell>
          <table:table-cell table:style-name="ce19" table:formula="of:=[.K7]+[.C16]" office:value-type="float" office:value="0.00500000000000003" calcext:value-type="float">
            <text:p>0,005</text:p>
          </table:table-cell>
          <table:table-cell table:style-name="ce19" table:formula="of:=[.L7]+[.D16]" office:value-type="float" office:value="0.075" calcext:value-type="float">
            <text:p>0,075</text:p>
          </table:table-cell>
          <table:table-cell table:style-name="ce19" table:formula="of:=[.M7]+[.E16]" office:value-type="float" office:value="0.015" calcext:value-type="float">
            <text:p>0,015</text:p>
          </table:table-cell>
          <table:table-cell table:style-name="ce19" table:formula="of:=[.N7]+[.F16]" office:value-type="float" office:value="-0.31" calcext:value-type="float">
            <text:p>-0,310</text:p>
          </table:table-cell>
          <table:table-cell/>
          <table:table-cell table:formula="of:=&quot;M421 I&quot; &amp;[.R16]&amp;&quot; J&quot;&amp;[.S16]&amp;&quot; Z&quot;&amp;SUBSTITUTE([.U16];&quot;,&quot;;&quot;.&quot;)" office:value-type="string" office:string-value="M421 I3 J2 Z0.270" calcext:value-type="string">
            <text:p>M421 I3 J2 Z0.2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S16]+1; [.$I$11:.$N$16]; MATCH([.R16]+1; [.$I$11:.$N$11]; 0); FALSE())" office:value-type="float" office:value="0.27" calcext:value-type="float">
            <text:p>0,27</text:p>
          </table:table-cell>
          <table:table-cell table:formula="of:=TEXT([.T16];&quot;0.000&quot;)" office:value-type="string" office:string-value="0,270" calcext:value-type="string">
            <text:p>0,27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17]&amp;&quot; J&quot;&amp;[.S17]&amp;&quot; Z&quot;&amp;SUBSTITUTE([.U17];&quot;,&quot;;&quot;.&quot;)" office:value-type="string" office:string-value="M421 I4 J2 Z0.035" calcext:value-type="string">
            <text:p>M421 I4 J2 Z0.0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S17]+1; [.$I$11:.$N$16]; MATCH([.R17]+1; [.$I$11:.$N$11]; 0); FALSE())" office:value-type="float" office:value="0.035" calcext:value-type="float">
            <text:p>0,035</text:p>
          </table:table-cell>
          <table:table-cell table:formula="of:=TEXT([.T17];&quot;0.000&quot;)" office:value-type="string" office:string-value="0,035" calcext:value-type="string">
            <text:p>0,03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18]&amp;&quot; J&quot;&amp;[.S18]&amp;&quot; Z&quot;&amp;SUBSTITUTE([.U18];&quot;,&quot;;&quot;.&quot;)" office:value-type="string" office:string-value="M421 I0 J3 Z-0.015" calcext:value-type="string">
            <text:p>M421 I0 J3 Z-0.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VLOOKUP([.S18]+1; [.$I$11:.$N$16]; MATCH([.R18]+1; [.$I$11:.$N$11]; 0); FALSE())" office:value-type="float" office:value="-0.015" calcext:value-type="float">
            <text:p>-0,015</text:p>
          </table:table-cell>
          <table:table-cell table:formula="of:=TEXT([.T18];&quot;0.000&quot;)" office:value-type="string" office:string-value="-0,015" calcext:value-type="string">
            <text:p>-0,01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19]&amp;&quot; J&quot;&amp;[.S19]&amp;&quot; Z&quot;&amp;SUBSTITUTE([.U19];&quot;,&quot;;&quot;.&quot;)" office:value-type="string" office:string-value="M421 I1 J3 Z0.160" calcext:value-type="string">
            <text:p>M421 I1 J3 Z0.1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S19]+1; [.$I$11:.$N$16]; MATCH([.R19]+1; [.$I$11:.$N$11]; 0); FALSE())" office:value-type="float" office:value="0.16" calcext:value-type="float">
            <text:p>0,16</text:p>
          </table:table-cell>
          <table:table-cell table:formula="of:=TEXT([.T19];&quot;0.000&quot;)" office:value-type="string" office:string-value="0,160" calcext:value-type="string">
            <text:p>0,16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0]&amp;&quot; J&quot;&amp;[.S20]&amp;&quot; Z&quot;&amp;SUBSTITUTE([.U20];&quot;,&quot;;&quot;.&quot;)" office:value-type="string" office:string-value="M421 I2 J3 Z0.200" calcext:value-type="string">
            <text:p>M421 I2 J3 Z0.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S20]+1; [.$I$11:.$N$16]; MATCH([.R20]+1; [.$I$11:.$N$11]; 0); FALSE())" office:value-type="float" office:value="0.2" calcext:value-type="float">
            <text:p>0,2</text:p>
          </table:table-cell>
          <table:table-cell table:formula="of:=TEXT([.T20];&quot;0.000&quot;)" office:value-type="string" office:string-value="0,200" calcext:value-type="string">
            <text:p>0,20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1]&amp;&quot; J&quot;&amp;[.S21]&amp;&quot; Z&quot;&amp;SUBSTITUTE([.U21];&quot;,&quot;;&quot;.&quot;)" office:value-type="string" office:string-value="M421 I3 J3 Z0.150" calcext:value-type="string">
            <text:p>M421 I3 J3 Z0.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VLOOKUP([.S21]+1; [.$I$11:.$N$16]; MATCH([.R21]+1; [.$I$11:.$N$11]; 0); FALSE())" office:value-type="float" office:value="0.15" calcext:value-type="float">
            <text:p>0,15</text:p>
          </table:table-cell>
          <table:table-cell table:formula="of:=TEXT([.T21];&quot;0.000&quot;)" office:value-type="string" office:string-value="0,150" calcext:value-type="string">
            <text:p>0,15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2]&amp;&quot; J&quot;&amp;[.S22]&amp;&quot; Z&quot;&amp;SUBSTITUTE([.U22];&quot;,&quot;;&quot;.&quot;)" office:value-type="string" office:string-value="M421 I4 J3 Z-0.075" calcext:value-type="string">
            <text:p>M421 I4 J3 Z-0.0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S22]+1; [.$I$11:.$N$16]; MATCH([.R22]+1; [.$I$11:.$N$11]; 0); FALSE())" office:value-type="float" office:value="-0.075" calcext:value-type="float">
            <text:p>-0,075</text:p>
          </table:table-cell>
          <table:table-cell table:formula="of:=TEXT([.T22];&quot;0.000&quot;)" office:value-type="string" office:string-value="-0,075" calcext:value-type="string">
            <text:p>-0,075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3]&amp;&quot; J&quot;&amp;[.S23]&amp;&quot; Z&quot;&amp;SUBSTITUTE([.U23];&quot;,&quot;;&quot;.&quot;)" office:value-type="string" office:string-value="M421 I0 J4 Z-0.070" calcext:value-type="string">
            <text:p>M421 I0 J4 Z-0.0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VLOOKUP([.S23]+1; [.$I$11:.$N$16]; MATCH([.R23]+1; [.$I$11:.$N$11]; 0); FALSE())" office:value-type="float" office:value="-0.07" calcext:value-type="float">
            <text:p>-0,07</text:p>
          </table:table-cell>
          <table:table-cell table:formula="of:=TEXT([.T23];&quot;0.000&quot;)" office:value-type="string" office:string-value="-0,070" calcext:value-type="string">
            <text:p>-0,07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formula="of:=&quot;M421 I&quot; &amp;[.R24]&amp;&quot; J&quot;&amp;[.S24]&amp;&quot; Z&quot;&amp;SUBSTITUTE([.U24];&quot;,&quot;;&quot;.&quot;)" office:value-type="string" office:string-value="M421 I1 J4 Z0.005" calcext:value-type="string">
            <text:p>M421 I1 J4 Z0.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S24]+1; [.$I$11:.$N$16]; MATCH([.R24]+1; [.$I$11:.$N$11]; 0); FALSE())" office:value-type="float" office:value="0.00500000000000003" calcext:value-type="float">
            <text:p>0,005</text:p>
          </table:table-cell>
          <table:table-cell table:formula="of:=TEXT([.T24];&quot;0.000&quot;)" office:value-type="string" office:string-value="0,005" calcext:value-type="string">
            <text:p>0,00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25]&amp;&quot; J&quot;&amp;[.S25]&amp;&quot; Z&quot;&amp;SUBSTITUTE([.U25];&quot;,&quot;;&quot;.&quot;)" office:value-type="string" office:string-value="M421 I2 J4 Z0.075" calcext:value-type="string">
            <text:p>M421 I2 J4 Z0.0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S25]+1; [.$I$11:.$N$16]; MATCH([.R25]+1; [.$I$11:.$N$11]; 0); FALSE())" office:value-type="float" office:value="0.075" calcext:value-type="float">
            <text:p>0,075</text:p>
          </table:table-cell>
          <table:table-cell table:formula="of:=TEXT([.T25];&quot;0.000&quot;)" office:value-type="string" office:string-value="0,075" calcext:value-type="string">
            <text:p>0,07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26]&amp;&quot; J&quot;&amp;[.S26]&amp;&quot; Z&quot;&amp;SUBSTITUTE([.U26];&quot;,&quot;;&quot;.&quot;)" office:value-type="string" office:string-value="M421 I3 J4 Z0.015" calcext:value-type="string">
            <text:p>M421 I3 J4 Z0.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S26]+1; [.$I$11:.$N$16]; MATCH([.R26]+1; [.$I$11:.$N$11]; 0); FALSE())" office:value-type="float" office:value="0.015" calcext:value-type="float">
            <text:p>0,015</text:p>
          </table:table-cell>
          <table:table-cell table:formula="of:=TEXT([.T26];&quot;0.000&quot;)" office:value-type="string" office:string-value="0,015" calcext:value-type="string">
            <text:p>0,01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formula="of:=&quot;M421 I&quot; &amp;[.R27]&amp;&quot; J&quot;&amp;[.S27]&amp;&quot; Z&quot;&amp;SUBSTITUTE([.U27];&quot;,&quot;;&quot;.&quot;)" office:value-type="string" office:string-value="M421 I4 J4 Z-0.310" calcext:value-type="string">
            <text:p>M421 I4 J4 Z-0.31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VLOOKUP([.S27]+1; [.$I$11:.$N$16]; MATCH([.R27]+1; [.$I$11:.$N$11]; 0); FALSE())" office:value-type="float" office:value="-0.31" calcext:value-type="float">
            <text:p>-0,31</text:p>
          </table:table-cell>
          <table:table-cell table:formula="of:=TEXT([.T27];&quot;0.000&quot;)" office:value-type="string" office:string-value="-0,310" calcext:value-type="string">
            <text:p>-0,310</text:p>
          </table:table-cell>
          <table:table-cell table:number-columns-repeated="27"/>
        </table:table-row>
        <table:table-row table:style-name="ro1" table:number-rows-repeated="9">
          <table:table-cell table:number-columns-repeated="48"/>
        </table:table-row>
        <table:table-row table:style-name="ro1">
          <table:table-cell table:number-columns-repeated="6"/>
          <table:table-cell office:value-type="string" calcext:value-type="string">
            <text:p>im zero niżej, tym grubszy będzie element</text:p>
          </table:table-cell>
          <table:table-cell table:number-columns-repeated="41"/>
        </table:table-row>
        <table:table-row table:style-name="ro1">
          <table:table-cell table:number-columns-repeated="6"/>
          <table:table-cell office:value-type="string" calcext:value-type="string">
            <text:p>im zero wyżej, tym cieńszy będzie element</text:p>
          </table:table-cell>
          <table:table-cell table:number-columns-repeated="41"/>
        </table:table-row>
        <table:table-row table:style-name="ro1" table:number-rows-repeated="1048537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ettings_set3" table:style-name="ta1">
        <table:table-column table:style-name="co1" table:default-cell-style-name="ce15"/>
        <table:table-column table:style-name="co2" table:number-columns-repeated="5" table:default-cell-style-name="ce17"/>
        <table:table-column table:style-name="co3" table:number-columns-repeated="2" table:default-cell-style-name="Default"/>
        <table:table-column table:style-name="co4" table:number-columns-repeated="6" table:default-cell-style-name="ce17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3" table:number-columns-repeated="29" table:default-cell-style-name="Default"/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Measurements</text:p>
          </table:table-cell>
          <table:covered-table-cell table:number-columns-repeated="3"/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Current bed map</text:p>
          </table:table-cell>
          <table:covered-table-cell table:number-columns-repeated="3"/>
          <table:table-cell/>
          <table:table-cell table:style-name="ce20" office:value-type="string" calcext:value-type="string">
            <text:p>G-cod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float" office:value="0.27" calcext:value-type="float">
            <text:p>0,27</text:p>
          </table:table-cell>
          <table:table-cell table:style-name="ce16" office:value-type="float" office:value="0.29" calcext:value-type="float">
            <text:p>0,29</text:p>
          </table:table-cell>
          <table:table-cell table:number-columns-repeated="2" table:style-name="ce16" office:value-type="float" office:value="0.26" calcext:value-type="float">
            <text:p>0,26</text:p>
          </table:table-cell>
          <table:table-cell table:style-name="ce16" office:value-type="float" office:value="0.28" calcext:value-type="float">
            <text:p>0,28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office:value-type="float" office:value="-0.27" calcext:value-type="float">
            <text:p>-0,270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0.12" calcext:value-type="float">
            <text:p>0,120</text:p>
          </table:table-cell>
          <table:table-cell table:style-name="ce19" office:value-type="float" office:value="0.095" calcext:value-type="float">
            <text:p>0,095</text:p>
          </table:table-cell>
          <table:table-cell table:style-name="ce19" office:value-type="float" office:value="-0.1" calcext:value-type="float">
            <text:p>-0,100</text:p>
          </table:table-cell>
          <table:table-cell/>
          <table:table-cell table:style-name="ce21" table:formula="of:=&quot;M421 I&quot; &amp;[.R3]&amp;&quot; J&quot;&amp;[.S3]&amp;&quot; Z&quot;&amp;SUBSTITUTE([.U3];&quot;,&quot;;&quot;.&quot;)" office:value-type="string" office:string-value="M421 I0 J0 Z-0.180" calcext:value-type="string">
            <text:p>M421 I0 J0 Z-0.1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VLOOKUP([.S3]+1; [.$I$11:.$N$16]; MATCH([.R3]+1; [.$I$11:.$N$11]; 0); FALSE())" office:value-type="float" office:value="-0.18" calcext:value-type="float">
            <text:p>-0,18</text:p>
          </table:table-cell>
          <table:table-cell table:style-name="ce21" table:formula="of:=TEXT([.T3];&quot;0.000&quot;)" office:value-type="string" office:string-value="-0,180" calcext:value-type="string">
            <text:p>-0,18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.31" calcext:value-type="float">
            <text:p>0,31</text:p>
          </table:table-cell>
          <table:table-cell table:style-name="ce16" office:value-type="float" office:value="0.28" calcext:value-type="float">
            <text:p>0,28</text:p>
          </table:table-cell>
          <table:table-cell table:style-name="ce16" office:value-type="float" office:value="0.29" calcext:value-type="float">
            <text:p>0,29</text:p>
          </table:table-cell>
          <table:table-cell table:number-columns-repeated="2" table:style-name="ce16" office:value-type="float" office:value="0.28" calcext:value-type="float">
            <text:p>0,28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9" office:value-type="float" office:value="-0.025" calcext:value-type="float">
            <text:p>-0,025</text:p>
          </table:table-cell>
          <table:table-cell table:style-name="ce19" office:value-type="float" office:value="0.115" calcext:value-type="float">
            <text:p>0,115</text:p>
          </table:table-cell>
          <table:table-cell table:style-name="ce19" office:value-type="float" office:value="0.255" calcext:value-type="float">
            <text:p>0,255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03" calcext:value-type="float">
            <text:p>0,030</text:p>
          </table:table-cell>
          <table:table-cell/>
          <table:table-cell table:style-name="ce21" table:formula="of:=&quot;M421 I&quot; &amp;[.R4]&amp;&quot; J&quot;&amp;[.S4]&amp;&quot; Z&quot;&amp;SUBSTITUTE([.U4];&quot;,&quot;;&quot;.&quot;)" office:value-type="string" office:string-value="M421 I1 J0 Z0.070" calcext:value-type="string">
            <text:p>M421 I1 J0 Z0.0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VLOOKUP([.S4]+1; [.$I$11:.$N$16]; MATCH([.R4]+1; [.$I$11:.$N$11]; 0); FALSE())" office:value-type="float" office:value="0.07" calcext:value-type="float">
            <text:p>0,07</text:p>
          </table:table-cell>
          <table:table-cell table:style-name="ce21" table:formula="of:=TEXT([.T4];&quot;0.000&quot;)" office:value-type="string" office:string-value="0,070" calcext:value-type="string">
            <text:p>0,07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0.28" calcext:value-type="float">
            <text:p>0,28</text:p>
          </table:table-cell>
          <table:table-cell table:style-name="ce16" office:value-type="float" office:value="0.27" calcext:value-type="float">
            <text:p>0,27</text:p>
          </table:table-cell>
          <table:table-cell table:style-name="ce16" office:value-type="float" office:value="0.26" calcext:value-type="float">
            <text:p>0,26</text:p>
          </table:table-cell>
          <table:table-cell table:style-name="ce16" office:value-type="float" office:value="0.28" calcext:value-type="float">
            <text:p>0,28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9" office:value-type="float" office:value="0.015" calcext:value-type="float">
            <text:p>0,015</text:p>
          </table:table-cell>
          <table:table-cell table:style-name="ce19" office:value-type="float" office:value="0.205" calcext:value-type="float">
            <text:p>0,205</text:p>
          </table:table-cell>
          <table:table-cell table:style-name="ce19" office:value-type="float" office:value="0.265" calcext:value-type="float">
            <text:p>0,265</text:p>
          </table:table-cell>
          <table:table-cell table:style-name="ce19" office:value-type="float" office:value="0.27" calcext:value-type="float">
            <text:p>0,270</text:p>
          </table:table-cell>
          <table:table-cell table:style-name="ce19" office:value-type="float" office:value="0.035" calcext:value-type="float">
            <text:p>0,035</text:p>
          </table:table-cell>
          <table:table-cell/>
          <table:table-cell table:style-name="ce21" table:formula="of:=&quot;M421 I&quot; &amp;[.R5]&amp;&quot; J&quot;&amp;[.S5]&amp;&quot; Z&quot;&amp;SUBSTITUTE([.U5];&quot;,&quot;;&quot;.&quot;)" office:value-type="string" office:string-value="M421 I2 J0 Z0.220" calcext:value-type="string">
            <text:p>M421 I2 J0 Z0.2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LOOKUP([.S5]+1; [.$I$11:.$N$16]; MATCH([.R5]+1; [.$I$11:.$N$11]; 0); FALSE())" office:value-type="float" office:value="0.22" calcext:value-type="float">
            <text:p>0,22</text:p>
          </table:table-cell>
          <table:table-cell table:style-name="ce21" table:formula="of:=TEXT([.T5];&quot;0.000&quot;)" office:value-type="string" office:string-value="0,220" calcext:value-type="string">
            <text:p>0,22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6" office:value-type="float" office:value="0.29" calcext:value-type="float">
            <text:p>0,29</text:p>
          </table:table-cell>
          <table:table-cell table:number-columns-repeated="3" table:style-name="ce16" office:value-type="float" office:value="0.28" calcext:value-type="float">
            <text:p>0,28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9" office:value-type="float" office:value="-0.015" calcext:value-type="float">
            <text:p>-0,015</text:p>
          </table:table-cell>
          <table:table-cell table:style-name="ce19" office:value-type="float" office:value="0.16" calcext:value-type="float">
            <text:p>0,16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-0.075" calcext:value-type="float">
            <text:p>-0,075</text:p>
          </table:table-cell>
          <table:table-cell/>
          <table:table-cell table:style-name="ce21" table:formula="of:=&quot;M421 I&quot; &amp;[.R6]&amp;&quot; J&quot;&amp;[.S6]&amp;&quot; Z&quot;&amp;SUBSTITUTE([.U6];&quot;,&quot;;&quot;.&quot;)" office:value-type="string" office:string-value="M421 I3 J0 Z0.195" calcext:value-type="string">
            <text:p>M421 I3 J0 Z0.1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VLOOKUP([.S6]+1; [.$I$11:.$N$16]; MATCH([.R6]+1; [.$I$11:.$N$11]; 0); FALSE())" office:value-type="float" office:value="0.195" calcext:value-type="float">
            <text:p>0,195</text:p>
          </table:table-cell>
          <table:table-cell table:style-name="ce21" table:formula="of:=TEXT([.T6];&quot;0.000&quot;)" office:value-type="string" office:string-value="0,195" calcext:value-type="string">
            <text:p>0,19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float" office:value="0.32" calcext:value-type="float">
            <text:p>0,32</text:p>
          </table:table-cell>
          <table:table-cell table:style-name="ce16" office:value-type="float" office:value="0.28" calcext:value-type="float">
            <text:p>0,28</text:p>
          </table:table-cell>
          <table:table-cell table:number-columns-repeated="2" table:style-name="ce16" office:value-type="float" office:value="0.25" calcext:value-type="float">
            <text:p>0,25</text:p>
          </table:table-cell>
          <table:table-cell table:style-name="ce16" office:value-type="float" office:value="0.27" calcext:value-type="float">
            <text:p>0,27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9" office:value-type="float" office:value="-0.07" calcext:value-type="float">
            <text:p>-0,070</text:p>
          </table:table-cell>
          <table:table-cell table:style-name="ce19" office:value-type="float" office:value="0.00500000000000003" calcext:value-type="float">
            <text:p>0,005</text:p>
          </table:table-cell>
          <table:table-cell table:style-name="ce19" office:value-type="float" office:value="0.075" calcext:value-type="float">
            <text:p>0,075</text:p>
          </table:table-cell>
          <table:table-cell table:style-name="ce19" office:value-type="float" office:value="0.015" calcext:value-type="float">
            <text:p>0,015</text:p>
          </table:table-cell>
          <table:table-cell table:style-name="ce19" office:value-type="float" office:value="-0.31" calcext:value-type="float">
            <text:p>-0,310</text:p>
          </table:table-cell>
          <table:table-cell/>
          <table:table-cell table:style-name="ce21" table:formula="of:=&quot;M421 I&quot; &amp;[.R7]&amp;&quot; J&quot;&amp;[.S7]&amp;&quot; Z&quot;&amp;SUBSTITUTE([.U7];&quot;,&quot;;&quot;.&quot;)" office:value-type="string" office:string-value="M421 I4 J0 Z-0.020" calcext:value-type="string">
            <text:p>M421 I4 J0 Z-0.0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VLOOKUP([.S7]+1; [.$I$11:.$N$16]; MATCH([.R7]+1; [.$I$11:.$N$11]; 0); FALSE())" office:value-type="float" office:value="-0.02" calcext:value-type="float">
            <text:p>-0,02</text:p>
          </table:table-cell>
          <table:table-cell table:style-name="ce21" table:formula="of:=TEXT([.T7];&quot;0.000&quot;)" office:value-type="string" office:string-value="-0,020" calcext:value-type="string">
            <text:p>-0,02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8]&amp;&quot; J&quot;&amp;[.S8]&amp;&quot; Z&quot;&amp;SUBSTITUTE([.U8];&quot;,&quot;;&quot;.&quot;)" office:value-type="string" office:string-value="M421 I0 J1 Z0.025" calcext:value-type="string">
            <text:p>M421 I0 J1 Z0.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VLOOKUP([.S8]+1; [.$I$11:.$N$16]; MATCH([.R8]+1; [.$I$11:.$N$11]; 0); FALSE())" office:value-type="float" office:value="0.025" calcext:value-type="float">
            <text:p>0,025</text:p>
          </table:table-cell>
          <table:table-cell table:style-name="ce21" table:formula="of:=TEXT([.T8];&quot;0.000&quot;)" office:value-type="string" office:string-value="0,025" calcext:value-type="string">
            <text:p>0,0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p:</text:p>
          </table:table-cell>
          <table:table-cell office:value-type="float" office:value="0.36" calcext:value-type="float">
            <text:p>0,36</text:p>
          </table:table-cell>
          <table:table-cell table:number-columns-repeated="13"/>
          <table:table-cell table:style-name="ce21" table:formula="of:=&quot;M421 I&quot; &amp;[.R9]&amp;&quot; J&quot;&amp;[.S9]&amp;&quot; Z&quot;&amp;SUBSTITUTE([.U9];&quot;,&quot;;&quot;.&quot;)" office:value-type="string" office:string-value="M421 I1 J1 Z0.195" calcext:value-type="string">
            <text:p>M421 I1 J1 Z0.1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VLOOKUP([.S9]+1; [.$I$11:.$N$16]; MATCH([.R9]+1; [.$I$11:.$N$11]; 0); FALSE())" office:value-type="float" office:value="0.195" calcext:value-type="float">
            <text:p>0,195</text:p>
          </table:table-cell>
          <table:table-cell table:style-name="ce21" table:formula="of:=TEXT([.T9];&quot;0.000&quot;)" office:value-type="string" office:string-value="0,195" calcext:value-type="string">
            <text:p>0,195</text:p>
          </table:table-cell>
          <table:table-cell table:number-columns-repeated="27"/>
        </table:table-row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Expected change</text:p>
          </table:table-cell>
          <table:covered-table-cell table:number-columns-repeated="3"/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Expected bed map</text:p>
          </table:table-cell>
          <table:covered-table-cell table:number-columns-repeated="3"/>
          <table:table-cell/>
          <table:table-cell table:style-name="ce21" table:formula="of:=&quot;M421 I&quot; &amp;[.R10]&amp;&quot; J&quot;&amp;[.S10]&amp;&quot; Z&quot;&amp;SUBSTITUTE([.U10];&quot;,&quot;;&quot;.&quot;)" office:value-type="string" office:string-value="M421 I2 J1 Z0.325" calcext:value-type="string">
            <text:p>M421 I2 J1 Z0.3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S10]+1; [.$I$11:.$N$16]; MATCH([.R10]+1; [.$I$11:.$N$11]; 0); FALSE())" office:value-type="float" office:value="0.325" calcext:value-type="float">
            <text:p>0,325</text:p>
          </table:table-cell>
          <table:table-cell table:style-name="ce21" table:formula="of:=TEXT([.T10];&quot;0.000&quot;)" office:value-type="string" office:string-value="0,325" calcext:value-type="string">
            <text:p>0,3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21" table:formula="of:=&quot;M421 I&quot; &amp;[.R11]&amp;&quot; J&quot;&amp;[.S11]&amp;&quot; Z&quot;&amp;SUBSTITUTE([.U11];&quot;,&quot;;&quot;.&quot;)" office:value-type="string" office:string-value="M421 I3 J1 Z0.280" calcext:value-type="string">
            <text:p>M421 I3 J1 Z0.2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S11]+1; [.$I$11:.$N$16]; MATCH([.R11]+1; [.$I$11:.$N$11]; 0); FALSE())" office:value-type="float" office:value="0.28" calcext:value-type="float">
            <text:p>0,28</text:p>
          </table:table-cell>
          <table:table-cell table:style-name="ce21" table:formula="of:=TEXT([.T11];&quot;0.000&quot;)" office:value-type="string" office:string-value="0,280" calcext:value-type="string">
            <text:p>0,280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table:formula="of:=[.$B$9]-[.B3]" office:value-type="float" office:value="0.09" calcext:value-type="float">
            <text:p>0,09</text:p>
          </table:table-cell>
          <table:table-cell table:style-name="ce16" table:formula="of:=[.$B$9]-[.C3]" office:value-type="float" office:value="0.07" calcext:value-type="float">
            <text:p>0,07</text:p>
          </table:table-cell>
          <table:table-cell table:style-name="ce16" table:formula="of:=[.$B$9]-[.D3]" office:value-type="float" office:value="0.1" calcext:value-type="float">
            <text:p>0,10</text:p>
          </table:table-cell>
          <table:table-cell table:style-name="ce16" table:formula="of:=[.$B$9]-[.E3]" office:value-type="float" office:value="0.1" calcext:value-type="float">
            <text:p>0,10</text:p>
          </table:table-cell>
          <table:table-cell table:style-name="ce16" table:formula="of:=[.$B$9]-[.F3]" office:value-type="float" office:value="0.08" calcext:value-type="float">
            <text:p>0,08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table:formula="of:=[.J3]+[.B12]" office:value-type="float" office:value="-0.18" calcext:value-type="float">
            <text:p>-0,180</text:p>
          </table:table-cell>
          <table:table-cell table:style-name="ce19" table:formula="of:=[.K3]+[.C12]" office:value-type="float" office:value="0.07" calcext:value-type="float">
            <text:p>0,070</text:p>
          </table:table-cell>
          <table:table-cell table:style-name="ce19" table:formula="of:=[.L3]+[.D12]" office:value-type="float" office:value="0.22" calcext:value-type="float">
            <text:p>0,220</text:p>
          </table:table-cell>
          <table:table-cell table:style-name="ce19" table:formula="of:=[.M3]+[.E12]" office:value-type="float" office:value="0.195" calcext:value-type="float">
            <text:p>0,195</text:p>
          </table:table-cell>
          <table:table-cell table:style-name="ce19" table:formula="of:=[.N3]+[.F12]" office:value-type="float" office:value="-0.02" calcext:value-type="float">
            <text:p>-0,020</text:p>
          </table:table-cell>
          <table:table-cell/>
          <table:table-cell table:style-name="ce21" table:formula="of:=&quot;M421 I&quot; &amp;[.R12]&amp;&quot; J&quot;&amp;[.S12]&amp;&quot; Z&quot;&amp;SUBSTITUTE([.U12];&quot;,&quot;;&quot;.&quot;)" office:value-type="string" office:string-value="M421 I4 J1 Z0.110" calcext:value-type="string">
            <text:p>M421 I4 J1 Z0.1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S12]+1; [.$I$11:.$N$16]; MATCH([.R12]+1; [.$I$11:.$N$11]; 0); FALSE())" office:value-type="float" office:value="0.11" calcext:value-type="float">
            <text:p>0,11</text:p>
          </table:table-cell>
          <table:table-cell table:style-name="ce21" table:formula="of:=TEXT([.T12];&quot;0.000&quot;)" office:value-type="string" office:string-value="0,110" calcext:value-type="string">
            <text:p>0,11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[.$B$9]-[.B4]" office:value-type="float" office:value="0.05" calcext:value-type="float">
            <text:p>0,05</text:p>
          </table:table-cell>
          <table:table-cell table:style-name="ce16" table:formula="of:=[.$B$9]-[.C4]" office:value-type="float" office:value="0.08" calcext:value-type="float">
            <text:p>0,08</text:p>
          </table:table-cell>
          <table:table-cell table:style-name="ce16" table:formula="of:=[.$B$9]-[.D4]" office:value-type="float" office:value="0.07" calcext:value-type="float">
            <text:p>0,07</text:p>
          </table:table-cell>
          <table:table-cell table:style-name="ce16" table:formula="of:=[.$B$9]-[.E4]" office:value-type="float" office:value="0.08" calcext:value-type="float">
            <text:p>0,08</text:p>
          </table:table-cell>
          <table:table-cell table:style-name="ce16" table:formula="of:=[.$B$9]-[.F4]" office:value-type="float" office:value="0.08" calcext:value-type="float">
            <text:p>0,08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9" table:formula="of:=[.J4]+[.B13]" office:value-type="float" office:value="0.025" calcext:value-type="float">
            <text:p>0,025</text:p>
          </table:table-cell>
          <table:table-cell table:style-name="ce19" table:formula="of:=[.K4]+[.C13]" office:value-type="float" office:value="0.195" calcext:value-type="float">
            <text:p>0,195</text:p>
          </table:table-cell>
          <table:table-cell table:style-name="ce19" table:formula="of:=[.L4]+[.D13]" office:value-type="float" office:value="0.325" calcext:value-type="float">
            <text:p>0,325</text:p>
          </table:table-cell>
          <table:table-cell table:style-name="ce19" table:formula="of:=[.M4]+[.E13]" office:value-type="float" office:value="0.28" calcext:value-type="float">
            <text:p>0,280</text:p>
          </table:table-cell>
          <table:table-cell table:style-name="ce19" table:formula="of:=[.N4]+[.F13]" office:value-type="float" office:value="0.11" calcext:value-type="float">
            <text:p>0,110</text:p>
          </table:table-cell>
          <table:table-cell/>
          <table:table-cell table:style-name="ce21" table:formula="of:=&quot;M421 I&quot; &amp;[.R13]&amp;&quot; J&quot;&amp;[.S13]&amp;&quot; Z&quot;&amp;SUBSTITUTE([.U13];&quot;,&quot;;&quot;.&quot;)" office:value-type="string" office:string-value="M421 I0 J2 Z0.085" calcext:value-type="string">
            <text:p>M421 I0 J2 Z0.0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LOOKUP([.S13]+1; [.$I$11:.$N$16]; MATCH([.R13]+1; [.$I$11:.$N$11]; 0); FALSE())" office:value-type="float" office:value="0.0850000000000001" calcext:value-type="float">
            <text:p>0,085</text:p>
          </table:table-cell>
          <table:table-cell table:style-name="ce21" table:formula="of:=TEXT([.T13];&quot;0.000&quot;)" office:value-type="string" office:string-value="0,085" calcext:value-type="string">
            <text:p>0,085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[.$B$9]-[.B5]" office:value-type="float" office:value="0.07" calcext:value-type="float">
            <text:p>0,07</text:p>
          </table:table-cell>
          <table:table-cell table:style-name="ce16" table:formula="of:=[.$B$9]-[.C5]" office:value-type="float" office:value="0.08" calcext:value-type="float">
            <text:p>0,08</text:p>
          </table:table-cell>
          <table:table-cell table:style-name="ce16" table:formula="of:=[.$B$9]-[.D5]" office:value-type="float" office:value="0.09" calcext:value-type="float">
            <text:p>0,09</text:p>
          </table:table-cell>
          <table:table-cell table:style-name="ce16" table:formula="of:=[.$B$9]-[.E5]" office:value-type="float" office:value="0.1" calcext:value-type="float">
            <text:p>0,10</text:p>
          </table:table-cell>
          <table:table-cell table:style-name="ce16" table:formula="of:=[.$B$9]-[.F5]" office:value-type="float" office:value="0.08" calcext:value-type="float">
            <text:p>0,08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9" table:formula="of:=[.J5]+[.B14]" office:value-type="float" office:value="0.0850000000000001" calcext:value-type="float">
            <text:p>0,085</text:p>
          </table:table-cell>
          <table:table-cell table:style-name="ce19" table:formula="of:=[.K5]+[.C14]" office:value-type="float" office:value="0.285" calcext:value-type="float">
            <text:p>0,285</text:p>
          </table:table-cell>
          <table:table-cell table:style-name="ce19" table:formula="of:=[.L5]+[.D14]" office:value-type="float" office:value="0.355" calcext:value-type="float">
            <text:p>0,355</text:p>
          </table:table-cell>
          <table:table-cell table:style-name="ce19" table:formula="of:=[.M5]+[.E14]" office:value-type="float" office:value="0.37" calcext:value-type="float">
            <text:p>0,370</text:p>
          </table:table-cell>
          <table:table-cell table:style-name="ce19" table:formula="of:=[.N5]+[.F14]" office:value-type="float" office:value="0.115" calcext:value-type="float">
            <text:p>0,115</text:p>
          </table:table-cell>
          <table:table-cell/>
          <table:table-cell table:style-name="ce21" table:formula="of:=&quot;M421 I&quot; &amp;[.R14]&amp;&quot; J&quot;&amp;[.S14]&amp;&quot; Z&quot;&amp;SUBSTITUTE([.U14];&quot;,&quot;;&quot;.&quot;)" office:value-type="string" office:string-value="M421 I1 J2 Z0.285" calcext:value-type="string">
            <text:p>M421 I1 J2 Z0.2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S14]+1; [.$I$11:.$N$16]; MATCH([.R14]+1; [.$I$11:.$N$11]; 0); FALSE())" office:value-type="float" office:value="0.285" calcext:value-type="float">
            <text:p>0,285</text:p>
          </table:table-cell>
          <table:table-cell table:style-name="ce21" table:formula="of:=TEXT([.T14];&quot;0.000&quot;)" office:value-type="string" office:string-value="0,285" calcext:value-type="string">
            <text:p>0,28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[.$B$9]-[.B6]" office:value-type="float" office:value="0.07" calcext:value-type="float">
            <text:p>0,07</text:p>
          </table:table-cell>
          <table:table-cell table:style-name="ce16" table:formula="of:=[.$B$9]-[.C6]" office:value-type="float" office:value="0.07" calcext:value-type="float">
            <text:p>0,07</text:p>
          </table:table-cell>
          <table:table-cell table:style-name="ce16" table:formula="of:=[.$B$9]-[.D6]" office:value-type="float" office:value="0.08" calcext:value-type="float">
            <text:p>0,08</text:p>
          </table:table-cell>
          <table:table-cell table:style-name="ce16" table:formula="of:=[.$B$9]-[.E6]" office:value-type="float" office:value="0.08" calcext:value-type="float">
            <text:p>0,08</text:p>
          </table:table-cell>
          <table:table-cell table:style-name="ce16" table:formula="of:=[.$B$9]-[.F6]" office:value-type="float" office:value="0.08" calcext:value-type="float">
            <text:p>0,08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9" table:formula="of:=[.J6]+[.B15]" office:value-type="float" office:value="0.055" calcext:value-type="float">
            <text:p>0,055</text:p>
          </table:table-cell>
          <table:table-cell table:style-name="ce19" table:formula="of:=[.K6]+[.C15]" office:value-type="float" office:value="0.23" calcext:value-type="float">
            <text:p>0,230</text:p>
          </table:table-cell>
          <table:table-cell table:style-name="ce19" table:formula="of:=[.L6]+[.D15]" office:value-type="float" office:value="0.28" calcext:value-type="float">
            <text:p>0,280</text:p>
          </table:table-cell>
          <table:table-cell table:style-name="ce19" table:formula="of:=[.M6]+[.E15]" office:value-type="float" office:value="0.23" calcext:value-type="float">
            <text:p>0,230</text:p>
          </table:table-cell>
          <table:table-cell table:style-name="ce19" table:formula="of:=[.N6]+[.F15]" office:value-type="float" office:value="0.00499999999999994" calcext:value-type="float">
            <text:p>0,005</text:p>
          </table:table-cell>
          <table:table-cell/>
          <table:table-cell table:style-name="ce21" table:formula="of:=&quot;M421 I&quot; &amp;[.R15]&amp;&quot; J&quot;&amp;[.S15]&amp;&quot; Z&quot;&amp;SUBSTITUTE([.U15];&quot;,&quot;;&quot;.&quot;)" office:value-type="string" office:string-value="M421 I2 J2 Z0.355" calcext:value-type="string">
            <text:p>M421 I2 J2 Z0.3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VLOOKUP([.S15]+1; [.$I$11:.$N$16]; MATCH([.R15]+1; [.$I$11:.$N$11]; 0); FALSE())" office:value-type="float" office:value="0.355" calcext:value-type="float">
            <text:p>0,355</text:p>
          </table:table-cell>
          <table:table-cell table:style-name="ce21" table:formula="of:=TEXT([.T15];&quot;0.000&quot;)" office:value-type="string" office:string-value="0,355" calcext:value-type="string">
            <text:p>0,35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[.$B$9]-[.B7]" office:value-type="float" office:value="0.04" calcext:value-type="float">
            <text:p>0,04</text:p>
          </table:table-cell>
          <table:table-cell table:style-name="ce16" table:formula="of:=[.$B$9]-[.C7]" office:value-type="float" office:value="0.08" calcext:value-type="float">
            <text:p>0,08</text:p>
          </table:table-cell>
          <table:table-cell table:style-name="ce16" table:formula="of:=[.$B$9]-[.D7]" office:value-type="float" office:value="0.11" calcext:value-type="float">
            <text:p>0,11</text:p>
          </table:table-cell>
          <table:table-cell table:style-name="ce16" table:formula="of:=[.$B$9]-[.E7]" office:value-type="float" office:value="0.11" calcext:value-type="float">
            <text:p>0,11</text:p>
          </table:table-cell>
          <table:table-cell table:style-name="ce16" table:formula="of:=[.$B$9]-[.F7]" office:value-type="float" office:value="0.09" calcext:value-type="float">
            <text:p>0,09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9" table:formula="of:=[.J7]+[.B16]" office:value-type="float" office:value="-0.03" calcext:value-type="float">
            <text:p>-0,030</text:p>
          </table:table-cell>
          <table:table-cell table:style-name="ce19" table:formula="of:=[.K7]+[.C16]" office:value-type="float" office:value="0.085" calcext:value-type="float">
            <text:p>0,085</text:p>
          </table:table-cell>
          <table:table-cell table:style-name="ce19" table:formula="of:=[.L7]+[.D16]" office:value-type="float" office:value="0.185" calcext:value-type="float">
            <text:p>0,185</text:p>
          </table:table-cell>
          <table:table-cell table:style-name="ce19" table:formula="of:=[.M7]+[.E16]" office:value-type="float" office:value="0.125" calcext:value-type="float">
            <text:p>0,125</text:p>
          </table:table-cell>
          <table:table-cell table:style-name="ce19" table:formula="of:=[.N7]+[.F16]" office:value-type="float" office:value="-0.22" calcext:value-type="float">
            <text:p>-0,220</text:p>
          </table:table-cell>
          <table:table-cell/>
          <table:table-cell table:style-name="ce21" table:formula="of:=&quot;M421 I&quot; &amp;[.R16]&amp;&quot; J&quot;&amp;[.S16]&amp;&quot; Z&quot;&amp;SUBSTITUTE([.U16];&quot;,&quot;;&quot;.&quot;)" office:value-type="string" office:string-value="M421 I3 J2 Z0.370" calcext:value-type="string">
            <text:p>M421 I3 J2 Z0.3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S16]+1; [.$I$11:.$N$16]; MATCH([.R16]+1; [.$I$11:.$N$11]; 0); FALSE())" office:value-type="float" office:value="0.37" calcext:value-type="float">
            <text:p>0,37</text:p>
          </table:table-cell>
          <table:table-cell table:style-name="ce21" table:formula="of:=TEXT([.T16];&quot;0.000&quot;)" office:value-type="string" office:string-value="0,370" calcext:value-type="string">
            <text:p>0,37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17]&amp;&quot; J&quot;&amp;[.S17]&amp;&quot; Z&quot;&amp;SUBSTITUTE([.U17];&quot;,&quot;;&quot;.&quot;)" office:value-type="string" office:string-value="M421 I4 J2 Z0.115" calcext:value-type="string">
            <text:p>M421 I4 J2 Z0.1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S17]+1; [.$I$11:.$N$16]; MATCH([.R17]+1; [.$I$11:.$N$11]; 0); FALSE())" office:value-type="float" office:value="0.115" calcext:value-type="float">
            <text:p>0,115</text:p>
          </table:table-cell>
          <table:table-cell table:style-name="ce21" table:formula="of:=TEXT([.T17];&quot;0.000&quot;)" office:value-type="string" office:string-value="0,115" calcext:value-type="string">
            <text:p>0,11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18]&amp;&quot; J&quot;&amp;[.S18]&amp;&quot; Z&quot;&amp;SUBSTITUTE([.U18];&quot;,&quot;;&quot;.&quot;)" office:value-type="string" office:string-value="M421 I0 J3 Z0.055" calcext:value-type="string">
            <text:p>M421 I0 J3 Z0.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VLOOKUP([.S18]+1; [.$I$11:.$N$16]; MATCH([.R18]+1; [.$I$11:.$N$11]; 0); FALSE())" office:value-type="float" office:value="0.055" calcext:value-type="float">
            <text:p>0,055</text:p>
          </table:table-cell>
          <table:table-cell table:style-name="ce21" table:formula="of:=TEXT([.T18];&quot;0.000&quot;)" office:value-type="string" office:string-value="0,055" calcext:value-type="string">
            <text:p>0,05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19]&amp;&quot; J&quot;&amp;[.S19]&amp;&quot; Z&quot;&amp;SUBSTITUTE([.U19];&quot;,&quot;;&quot;.&quot;)" office:value-type="string" office:string-value="M421 I1 J3 Z0.230" calcext:value-type="string">
            <text:p>M421 I1 J3 Z0.2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S19]+1; [.$I$11:.$N$16]; MATCH([.R19]+1; [.$I$11:.$N$11]; 0); FALSE())" office:value-type="float" office:value="0.23" calcext:value-type="float">
            <text:p>0,23</text:p>
          </table:table-cell>
          <table:table-cell table:style-name="ce21" table:formula="of:=TEXT([.T19];&quot;0.000&quot;)" office:value-type="string" office:string-value="0,230" calcext:value-type="string">
            <text:p>0,23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style-name="ce21" table:formula="of:=&quot;M421 I&quot; &amp;[.R20]&amp;&quot; J&quot;&amp;[.S20]&amp;&quot; Z&quot;&amp;SUBSTITUTE([.U20];&quot;,&quot;;&quot;.&quot;)" office:value-type="string" office:string-value="M421 I2 J3 Z0.280" calcext:value-type="string">
            <text:p>M421 I2 J3 Z0.2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S20]+1; [.$I$11:.$N$16]; MATCH([.R20]+1; [.$I$11:.$N$11]; 0); FALSE())" office:value-type="float" office:value="0.28" calcext:value-type="float">
            <text:p>0,28</text:p>
          </table:table-cell>
          <table:table-cell table:style-name="ce21" table:formula="of:=TEXT([.T20];&quot;0.000&quot;)" office:value-type="string" office:string-value="0,280" calcext:value-type="string">
            <text:p>0,28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style-name="ce21" table:formula="of:=&quot;M421 I&quot; &amp;[.R21]&amp;&quot; J&quot;&amp;[.S21]&amp;&quot; Z&quot;&amp;SUBSTITUTE([.U21];&quot;,&quot;;&quot;.&quot;)" office:value-type="string" office:string-value="M421 I3 J3 Z0.230" calcext:value-type="string">
            <text:p>M421 I3 J3 Z0.2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VLOOKUP([.S21]+1; [.$I$11:.$N$16]; MATCH([.R21]+1; [.$I$11:.$N$11]; 0); FALSE())" office:value-type="float" office:value="0.23" calcext:value-type="float">
            <text:p>0,23</text:p>
          </table:table-cell>
          <table:table-cell table:style-name="ce21" table:formula="of:=TEXT([.T21];&quot;0.000&quot;)" office:value-type="string" office:string-value="0,230" calcext:value-type="string">
            <text:p>0,23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style-name="ce21" table:formula="of:=&quot;M421 I&quot; &amp;[.R22]&amp;&quot; J&quot;&amp;[.S22]&amp;&quot; Z&quot;&amp;SUBSTITUTE([.U22];&quot;,&quot;;&quot;.&quot;)" office:value-type="string" office:string-value="M421 I4 J3 Z0.005" calcext:value-type="string">
            <text:p>M421 I4 J3 Z0.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S22]+1; [.$I$11:.$N$16]; MATCH([.R22]+1; [.$I$11:.$N$11]; 0); FALSE())" office:value-type="float" office:value="0.00499999999999994" calcext:value-type="float">
            <text:p>0,005</text:p>
          </table:table-cell>
          <table:table-cell table:style-name="ce21" table:formula="of:=TEXT([.T22];&quot;0.000&quot;)" office:value-type="string" office:string-value="0,005" calcext:value-type="string">
            <text:p>0,005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style-name="ce21" table:formula="of:=&quot;M421 I&quot; &amp;[.R23]&amp;&quot; J&quot;&amp;[.S23]&amp;&quot; Z&quot;&amp;SUBSTITUTE([.U23];&quot;,&quot;;&quot;.&quot;)" office:value-type="string" office:string-value="M421 I0 J4 Z-0.030" calcext:value-type="string">
            <text:p>M421 I0 J4 Z-0.0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VLOOKUP([.S23]+1; [.$I$11:.$N$16]; MATCH([.R23]+1; [.$I$11:.$N$11]; 0); FALSE())" office:value-type="float" office:value="-0.03" calcext:value-type="float">
            <text:p>-0,03</text:p>
          </table:table-cell>
          <table:table-cell table:style-name="ce21" table:formula="of:=TEXT([.T23];&quot;0.000&quot;)" office:value-type="string" office:string-value="-0,030" calcext:value-type="string">
            <text:p>-0,03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style-name="ce21" table:formula="of:=&quot;M421 I&quot; &amp;[.R24]&amp;&quot; J&quot;&amp;[.S24]&amp;&quot; Z&quot;&amp;SUBSTITUTE([.U24];&quot;,&quot;;&quot;.&quot;)" office:value-type="string" office:string-value="M421 I1 J4 Z0.085" calcext:value-type="string">
            <text:p>M421 I1 J4 Z0.0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S24]+1; [.$I$11:.$N$16]; MATCH([.R24]+1; [.$I$11:.$N$11]; 0); FALSE())" office:value-type="float" office:value="0.085" calcext:value-type="float">
            <text:p>0,085</text:p>
          </table:table-cell>
          <table:table-cell table:style-name="ce21" table:formula="of:=TEXT([.T24];&quot;0.000&quot;)" office:value-type="string" office:string-value="0,085" calcext:value-type="string">
            <text:p>0,08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25]&amp;&quot; J&quot;&amp;[.S25]&amp;&quot; Z&quot;&amp;SUBSTITUTE([.U25];&quot;,&quot;;&quot;.&quot;)" office:value-type="string" office:string-value="M421 I2 J4 Z0.185" calcext:value-type="string">
            <text:p>M421 I2 J4 Z0.1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S25]+1; [.$I$11:.$N$16]; MATCH([.R25]+1; [.$I$11:.$N$11]; 0); FALSE())" office:value-type="float" office:value="0.185" calcext:value-type="float">
            <text:p>0,185</text:p>
          </table:table-cell>
          <table:table-cell table:style-name="ce21" table:formula="of:=TEXT([.T25];&quot;0.000&quot;)" office:value-type="string" office:string-value="0,185" calcext:value-type="string">
            <text:p>0,18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26]&amp;&quot; J&quot;&amp;[.S26]&amp;&quot; Z&quot;&amp;SUBSTITUTE([.U26];&quot;,&quot;;&quot;.&quot;)" office:value-type="string" office:string-value="M421 I3 J4 Z0.125" calcext:value-type="string">
            <text:p>M421 I3 J4 Z0.1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S26]+1; [.$I$11:.$N$16]; MATCH([.R26]+1; [.$I$11:.$N$11]; 0); FALSE())" office:value-type="float" office:value="0.125" calcext:value-type="float">
            <text:p>0,125</text:p>
          </table:table-cell>
          <table:table-cell table:style-name="ce21" table:formula="of:=TEXT([.T26];&quot;0.000&quot;)" office:value-type="string" office:string-value="0,125" calcext:value-type="string">
            <text:p>0,12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27]&amp;&quot; J&quot;&amp;[.S27]&amp;&quot; Z&quot;&amp;SUBSTITUTE([.U27];&quot;,&quot;;&quot;.&quot;)" office:value-type="string" office:string-value="M421 I4 J4 Z-0.220" calcext:value-type="string">
            <text:p>M421 I4 J4 Z-0.22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VLOOKUP([.S27]+1; [.$I$11:.$N$16]; MATCH([.R27]+1; [.$I$11:.$N$11]; 0); FALSE())" office:value-type="float" office:value="-0.22" calcext:value-type="float">
            <text:p>-0,22</text:p>
          </table:table-cell>
          <table:table-cell table:style-name="ce21" table:formula="of:=TEXT([.T27];&quot;0.000&quot;)" office:value-type="string" office:string-value="-0,220" calcext:value-type="string">
            <text:p>-0,220</text:p>
          </table:table-cell>
          <table:table-cell table:number-columns-repeated="27"/>
        </table:table-row>
        <table:table-row table:style-name="ro1" table:number-rows-repeated="9">
          <table:table-cell table:number-columns-repeated="48"/>
        </table:table-row>
        <table:table-row table:style-name="ro1">
          <table:table-cell table:number-columns-repeated="6"/>
          <table:table-cell office:value-type="string" calcext:value-type="string">
            <text:p>im zero niżej, tym grubszy będzie element</text:p>
          </table:table-cell>
          <table:table-cell table:number-columns-repeated="41"/>
        </table:table-row>
        <table:table-row table:style-name="ro1">
          <table:table-cell table:number-columns-repeated="6"/>
          <table:table-cell office:value-type="string" calcext:value-type="string">
            <text:p>im zero wyżej, tym cieńszy będzie element</text:p>
          </table:table-cell>
          <table:table-cell table:number-columns-repeated="41"/>
        </table:table-row>
        <table:table-row table:style-name="ro1" table:number-rows-repeated="1048537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ettings_set4" table:style-name="ta1">
        <table:table-column table:style-name="co1" table:default-cell-style-name="ce15"/>
        <table:table-column table:style-name="co2" table:number-columns-repeated="5" table:default-cell-style-name="ce17"/>
        <table:table-column table:style-name="co3" table:number-columns-repeated="2" table:default-cell-style-name="Default"/>
        <table:table-column table:style-name="co4" table:number-columns-repeated="6" table:default-cell-style-name="ce17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3" table:number-columns-repeated="29" table:default-cell-style-name="Default"/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Measurements</text:p>
          </table:table-cell>
          <table:covered-table-cell table:number-columns-repeated="3"/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Current bed map</text:p>
          </table:table-cell>
          <table:covered-table-cell table:number-columns-repeated="3"/>
          <table:table-cell/>
          <table:table-cell table:style-name="ce20" office:value-type="string" calcext:value-type="string">
            <text:p>G-cod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float" office:value="0.31" calcext:value-type="float">
            <text:p>0,31</text:p>
          </table:table-cell>
          <table:table-cell table:style-name="ce16" office:value-type="float" office:value="0.32" calcext:value-type="float">
            <text:p>0,32</text:p>
          </table:table-cell>
          <table:table-cell table:number-columns-repeated="2" table:style-name="ce16" office:value-type="float" office:value="0.31" calcext:value-type="float">
            <text:p>0,31</text:p>
          </table:table-cell>
          <table:table-cell table:style-name="ce16" office:value-type="float" office:value="0.3" calcext:value-type="float">
            <text:p>0,30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office:value-type="float" office:value="-0.18" calcext:value-type="float">
            <text:p>-0,180</text:p>
          </table:table-cell>
          <table:table-cell table:style-name="ce19" office:value-type="float" office:value="0.07" calcext:value-type="float">
            <text:p>0,070</text:p>
          </table:table-cell>
          <table:table-cell table:style-name="ce19" office:value-type="float" office:value="0.22" calcext:value-type="float">
            <text:p>0,220</text:p>
          </table:table-cell>
          <table:table-cell table:style-name="ce19" office:value-type="float" office:value="0.195" calcext:value-type="float">
            <text:p>0,195</text:p>
          </table:table-cell>
          <table:table-cell table:style-name="ce19" office:value-type="float" office:value="-0.02" calcext:value-type="float">
            <text:p>-0,020</text:p>
          </table:table-cell>
          <table:table-cell/>
          <table:table-cell table:style-name="ce21" table:formula="of:=&quot;M421 I&quot; &amp;[.R3]&amp;&quot; J&quot;&amp;[.S3]&amp;&quot; Z&quot;&amp;SUBSTITUTE([.U3];&quot;,&quot;;&quot;.&quot;)" office:value-type="string" office:string-value="M421 I0 J0 Z-0.180" calcext:value-type="string">
            <text:p>M421 I0 J0 Z-0.1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VLOOKUP([.S3]+1; [.$I$11:.$N$16]; MATCH([.R3]+1; [.$I$11:.$N$11]; 0); FALSE())" office:value-type="float" office:value="-0.18" calcext:value-type="float">
            <text:p>-0,18</text:p>
          </table:table-cell>
          <table:table-cell table:style-name="ce21" table:formula="of:=TEXT([.T3];&quot;0.000&quot;)" office:value-type="string" office:string-value="-0,180" calcext:value-type="string">
            <text:p>-0,18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.32" calcext:value-type="float">
            <text:p>0,32</text:p>
          </table:table-cell>
          <table:table-cell table:style-name="ce16" office:value-type="float" office:value="0.31" calcext:value-type="float">
            <text:p>0,31</text:p>
          </table:table-cell>
          <table:table-cell table:style-name="ce16" office:value-type="float" office:value="0.29" calcext:value-type="float">
            <text:p>0,29</text:p>
          </table:table-cell>
          <table:table-cell table:number-columns-repeated="2" table:style-name="ce16" office:value-type="float" office:value="0.3" calcext:value-type="float">
            <text:p>0,30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9" office:value-type="float" office:value="0.025" calcext:value-type="float">
            <text:p>0,025</text:p>
          </table:table-cell>
          <table:table-cell table:style-name="ce19" office:value-type="float" office:value="0.195" calcext:value-type="float">
            <text:p>0,195</text:p>
          </table:table-cell>
          <table:table-cell table:style-name="ce19" office:value-type="float" office:value="0.325" calcext:value-type="float">
            <text:p>0,325</text:p>
          </table:table-cell>
          <table:table-cell table:style-name="ce19" office:value-type="float" office:value="0.28" calcext:value-type="float">
            <text:p>0,280</text:p>
          </table:table-cell>
          <table:table-cell table:style-name="ce19" office:value-type="float" office:value="0.11" calcext:value-type="float">
            <text:p>0,110</text:p>
          </table:table-cell>
          <table:table-cell/>
          <table:table-cell table:style-name="ce21" table:formula="of:=&quot;M421 I&quot; &amp;[.R4]&amp;&quot; J&quot;&amp;[.S4]&amp;&quot; Z&quot;&amp;SUBSTITUTE([.U4];&quot;,&quot;;&quot;.&quot;)" office:value-type="string" office:string-value="M421 I1 J0 Z0.060" calcext:value-type="string">
            <text:p>M421 I1 J0 Z0.0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VLOOKUP([.S4]+1; [.$I$11:.$N$16]; MATCH([.R4]+1; [.$I$11:.$N$11]; 0); FALSE())" office:value-type="float" office:value="0.06" calcext:value-type="float">
            <text:p>0,06</text:p>
          </table:table-cell>
          <table:table-cell table:style-name="ce21" table:formula="of:=TEXT([.T4];&quot;0.000&quot;)" office:value-type="string" office:string-value="0,060" calcext:value-type="string">
            <text:p>0,06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float" office:value="0.3" calcext:value-type="float">
            <text:p>0,30</text:p>
          </table:table-cell>
          <table:table-cell table:number-columns-repeated="3" table:style-name="ce16" office:value-type="float" office:value="0.31" calcext:value-type="float">
            <text:p>0,31</text:p>
          </table:table-cell>
          <table:table-cell table:style-name="ce16" office:value-type="float" office:value="0.3" calcext:value-type="float">
            <text:p>0,30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9" office:value-type="float" office:value="0.0850000000000001" calcext:value-type="float">
            <text:p>0,085</text:p>
          </table:table-cell>
          <table:table-cell table:style-name="ce19" office:value-type="float" office:value="0.285" calcext:value-type="float">
            <text:p>0,285</text:p>
          </table:table-cell>
          <table:table-cell table:style-name="ce19" office:value-type="float" office:value="0.355" calcext:value-type="float">
            <text:p>0,355</text:p>
          </table:table-cell>
          <table:table-cell table:style-name="ce19" office:value-type="float" office:value="0.37" calcext:value-type="float">
            <text:p>0,370</text:p>
          </table:table-cell>
          <table:table-cell table:style-name="ce19" office:value-type="float" office:value="0.115" calcext:value-type="float">
            <text:p>0,115</text:p>
          </table:table-cell>
          <table:table-cell/>
          <table:table-cell table:style-name="ce21" table:formula="of:=&quot;M421 I&quot; &amp;[.R5]&amp;&quot; J&quot;&amp;[.S5]&amp;&quot; Z&quot;&amp;SUBSTITUTE([.U5];&quot;,&quot;;&quot;.&quot;)" office:value-type="string" office:string-value="M421 I2 J0 Z0.220" calcext:value-type="string">
            <text:p>M421 I2 J0 Z0.2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LOOKUP([.S5]+1; [.$I$11:.$N$16]; MATCH([.R5]+1; [.$I$11:.$N$11]; 0); FALSE())" office:value-type="float" office:value="0.22" calcext:value-type="float">
            <text:p>0,22</text:p>
          </table:table-cell>
          <table:table-cell table:style-name="ce21" table:formula="of:=TEXT([.T5];&quot;0.000&quot;)" office:value-type="string" office:string-value="0,220" calcext:value-type="string">
            <text:p>0,22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table:style-name="ce16" office:value-type="float" office:value="0.3" calcext:value-type="float">
            <text:p>0,30</text:p>
          </table:table-cell>
          <table:table-cell table:style-name="ce16" office:value-type="float" office:value="0.29" calcext:value-type="float">
            <text:p>0,29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9" office:value-type="float" office:value="0.055" calcext:value-type="float">
            <text:p>0,055</text:p>
          </table:table-cell>
          <table:table-cell table:style-name="ce19" office:value-type="float" office:value="0.23" calcext:value-type="float">
            <text:p>0,230</text:p>
          </table:table-cell>
          <table:table-cell table:style-name="ce19" office:value-type="float" office:value="0.28" calcext:value-type="float">
            <text:p>0,280</text:p>
          </table:table-cell>
          <table:table-cell table:style-name="ce19" office:value-type="float" office:value="0.23" calcext:value-type="float">
            <text:p>0,230</text:p>
          </table:table-cell>
          <table:table-cell table:style-name="ce19" office:value-type="float" office:value="0.00499999999999994" calcext:value-type="float">
            <text:p>0,005</text:p>
          </table:table-cell>
          <table:table-cell/>
          <table:table-cell table:style-name="ce21" table:formula="of:=&quot;M421 I&quot; &amp;[.R6]&amp;&quot; J&quot;&amp;[.S6]&amp;&quot; Z&quot;&amp;SUBSTITUTE([.U6];&quot;,&quot;;&quot;.&quot;)" office:value-type="string" office:string-value="M421 I3 J0 Z0.195" calcext:value-type="string">
            <text:p>M421 I3 J0 Z0.1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VLOOKUP([.S6]+1; [.$I$11:.$N$16]; MATCH([.R6]+1; [.$I$11:.$N$11]; 0); FALSE())" office:value-type="float" office:value="0.195" calcext:value-type="float">
            <text:p>0,195</text:p>
          </table:table-cell>
          <table:table-cell table:style-name="ce21" table:formula="of:=TEXT([.T6];&quot;0.000&quot;)" office:value-type="string" office:string-value="0,195" calcext:value-type="string">
            <text:p>0,19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float" office:value="0.31" calcext:value-type="float">
            <text:p>0,31</text:p>
          </table:table-cell>
          <table:table-cell table:style-name="ce16" office:value-type="float" office:value="0.3" calcext:value-type="float">
            <text:p>0,30</text:p>
          </table:table-cell>
          <table:table-cell table:style-name="ce16" office:value-type="float" office:value="0.31" calcext:value-type="float">
            <text:p>0,31</text:p>
          </table:table-cell>
          <table:table-cell table:number-columns-repeated="2" table:style-name="ce16" office:value-type="float" office:value="0.3" calcext:value-type="float">
            <text:p>0,30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9" office:value-type="float" office:value="-0.03" calcext:value-type="float">
            <text:p>-0,030</text:p>
          </table:table-cell>
          <table:table-cell table:style-name="ce19" office:value-type="float" office:value="0.085" calcext:value-type="float">
            <text:p>0,085</text:p>
          </table:table-cell>
          <table:table-cell table:style-name="ce19" office:value-type="float" office:value="0.185" calcext:value-type="float">
            <text:p>0,185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-0.22" calcext:value-type="float">
            <text:p>-0,220</text:p>
          </table:table-cell>
          <table:table-cell/>
          <table:table-cell table:style-name="ce21" table:formula="of:=&quot;M421 I&quot; &amp;[.R7]&amp;&quot; J&quot;&amp;[.S7]&amp;&quot; Z&quot;&amp;SUBSTITUTE([.U7];&quot;,&quot;;&quot;.&quot;)" office:value-type="string" office:string-value="M421 I4 J0 Z-0.010" calcext:value-type="string">
            <text:p>M421 I4 J0 Z-0.0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VLOOKUP([.S7]+1; [.$I$11:.$N$16]; MATCH([.R7]+1; [.$I$11:.$N$11]; 0); FALSE())" office:value-type="float" office:value="-0.01" calcext:value-type="float">
            <text:p>-0,01</text:p>
          </table:table-cell>
          <table:table-cell table:style-name="ce21" table:formula="of:=TEXT([.T7];&quot;0.000&quot;)" office:value-type="string" office:string-value="-0,010" calcext:value-type="string">
            <text:p>-0,01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8]&amp;&quot; J&quot;&amp;[.S8]&amp;&quot; Z&quot;&amp;SUBSTITUTE([.U8];&quot;,&quot;;&quot;.&quot;)" office:value-type="string" office:string-value="M421 I0 J1 Z0.015" calcext:value-type="string">
            <text:p>M421 I0 J1 Z0.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VLOOKUP([.S8]+1; [.$I$11:.$N$16]; MATCH([.R8]+1; [.$I$11:.$N$11]; 0); FALSE())" office:value-type="float" office:value="0.015" calcext:value-type="float">
            <text:p>0,015</text:p>
          </table:table-cell>
          <table:table-cell table:style-name="ce21" table:formula="of:=TEXT([.T8];&quot;0.000&quot;)" office:value-type="string" office:string-value="0,015" calcext:value-type="string">
            <text:p>0,0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p:</text:p>
          </table:table-cell>
          <table:table-cell office:value-type="float" office:value="0.31" calcext:value-type="float">
            <text:p>0,31</text:p>
          </table:table-cell>
          <table:table-cell table:number-columns-repeated="13"/>
          <table:table-cell table:style-name="ce21" table:formula="of:=&quot;M421 I&quot; &amp;[.R9]&amp;&quot; J&quot;&amp;[.S9]&amp;&quot; Z&quot;&amp;SUBSTITUTE([.U9];&quot;,&quot;;&quot;.&quot;)" office:value-type="string" office:string-value="M421 I1 J1 Z0.195" calcext:value-type="string">
            <text:p>M421 I1 J1 Z0.1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VLOOKUP([.S9]+1; [.$I$11:.$N$16]; MATCH([.R9]+1; [.$I$11:.$N$11]; 0); FALSE())" office:value-type="float" office:value="0.195" calcext:value-type="float">
            <text:p>0,195</text:p>
          </table:table-cell>
          <table:table-cell table:style-name="ce21" table:formula="of:=TEXT([.T9];&quot;0.000&quot;)" office:value-type="string" office:string-value="0,195" calcext:value-type="string">
            <text:p>0,195</text:p>
          </table:table-cell>
          <table:table-cell table:number-columns-repeated="27"/>
        </table:table-row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Expected change</text:p>
          </table:table-cell>
          <table:covered-table-cell table:number-columns-repeated="3"/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18" office:value-type="string" calcext:value-type="string" table:number-columns-spanned="4" table:number-rows-spanned="1">
            <text:p>Expected bed map</text:p>
          </table:table-cell>
          <table:covered-table-cell table:number-columns-repeated="3"/>
          <table:table-cell/>
          <table:table-cell table:style-name="ce21" table:formula="of:=&quot;M421 I&quot; &amp;[.R10]&amp;&quot; J&quot;&amp;[.S10]&amp;&quot; Z&quot;&amp;SUBSTITUTE([.U10];&quot;,&quot;;&quot;.&quot;)" office:value-type="string" office:string-value="M421 I2 J1 Z0.345" calcext:value-type="string">
            <text:p>M421 I2 J1 Z0.3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S10]+1; [.$I$11:.$N$16]; MATCH([.R10]+1; [.$I$11:.$N$11]; 0); FALSE())" office:value-type="float" office:value="0.345" calcext:value-type="float">
            <text:p>0,345</text:p>
          </table:table-cell>
          <table:table-cell table:style-name="ce21" table:formula="of:=TEXT([.T10];&quot;0.000&quot;)" office:value-type="string" office:string-value="0,345" calcext:value-type="string">
            <text:p>0,3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21" table:formula="of:=&quot;M421 I&quot; &amp;[.R11]&amp;&quot; J&quot;&amp;[.S11]&amp;&quot; Z&quot;&amp;SUBSTITUTE([.U11];&quot;,&quot;;&quot;.&quot;)" office:value-type="string" office:string-value="M421 I3 J1 Z0.290" calcext:value-type="string">
            <text:p>M421 I3 J1 Z0.2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S11]+1; [.$I$11:.$N$16]; MATCH([.R11]+1; [.$I$11:.$N$11]; 0); FALSE())" office:value-type="float" office:value="0.29" calcext:value-type="float">
            <text:p>0,29</text:p>
          </table:table-cell>
          <table:table-cell table:style-name="ce21" table:formula="of:=TEXT([.T11];&quot;0.000&quot;)" office:value-type="string" office:string-value="0,290" calcext:value-type="string">
            <text:p>0,290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table:formula="of:=[.$B$9]-[.B3]" office:value-type="float" office:value="0" calcext:value-type="float">
            <text:p>0,00</text:p>
          </table:table-cell>
          <table:table-cell table:style-name="ce16" table:formula="of:=[.$B$9]-[.C3]" office:value-type="float" office:value="-0.01" calcext:value-type="float">
            <text:p>-0,01</text:p>
          </table:table-cell>
          <table:table-cell table:style-name="ce16" table:formula="of:=[.$B$9]-[.D3]" office:value-type="float" office:value="0" calcext:value-type="float">
            <text:p>0,00</text:p>
          </table:table-cell>
          <table:table-cell table:style-name="ce16" table:formula="of:=[.$B$9]-[.E3]" office:value-type="float" office:value="0" calcext:value-type="float">
            <text:p>0,00</text:p>
          </table:table-cell>
          <table:table-cell table:style-name="ce16" table:formula="of:=[.$B$9]-[.F3]" office:value-type="float" office:value="0.01" calcext:value-type="float">
            <text:p>0,01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table:formula="of:=[.J3]+[.B12]" office:value-type="float" office:value="-0.18" calcext:value-type="float">
            <text:p>-0,180</text:p>
          </table:table-cell>
          <table:table-cell table:style-name="ce19" table:formula="of:=[.K3]+[.C12]" office:value-type="float" office:value="0.06" calcext:value-type="float">
            <text:p>0,060</text:p>
          </table:table-cell>
          <table:table-cell table:style-name="ce19" table:formula="of:=[.L3]+[.D12]" office:value-type="float" office:value="0.22" calcext:value-type="float">
            <text:p>0,220</text:p>
          </table:table-cell>
          <table:table-cell table:style-name="ce19" table:formula="of:=[.M3]+[.E12]" office:value-type="float" office:value="0.195" calcext:value-type="float">
            <text:p>0,195</text:p>
          </table:table-cell>
          <table:table-cell table:style-name="ce19" table:formula="of:=[.N3]+[.F12]" office:value-type="float" office:value="-0.01" calcext:value-type="float">
            <text:p>-0,010</text:p>
          </table:table-cell>
          <table:table-cell/>
          <table:table-cell table:style-name="ce21" table:formula="of:=&quot;M421 I&quot; &amp;[.R12]&amp;&quot; J&quot;&amp;[.S12]&amp;&quot; Z&quot;&amp;SUBSTITUTE([.U12];&quot;,&quot;;&quot;.&quot;)" office:value-type="string" office:string-value="M421 I4 J1 Z0.120" calcext:value-type="string">
            <text:p>M421 I4 J1 Z0.1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S12]+1; [.$I$11:.$N$16]; MATCH([.R12]+1; [.$I$11:.$N$11]; 0); FALSE())" office:value-type="float" office:value="0.12" calcext:value-type="float">
            <text:p>0,12</text:p>
          </table:table-cell>
          <table:table-cell table:style-name="ce21" table:formula="of:=TEXT([.T12];&quot;0.000&quot;)" office:value-type="string" office:string-value="0,120" calcext:value-type="string">
            <text:p>0,12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[.$B$9]-[.B4]" office:value-type="float" office:value="-0.01" calcext:value-type="float">
            <text:p>-0,01</text:p>
          </table:table-cell>
          <table:table-cell table:style-name="ce16" table:formula="of:=[.$B$9]-[.C4]" office:value-type="float" office:value="0" calcext:value-type="float">
            <text:p>0,00</text:p>
          </table:table-cell>
          <table:table-cell table:style-name="ce16" table:formula="of:=[.$B$9]-[.D4]" office:value-type="float" office:value="0.02" calcext:value-type="float">
            <text:p>0,02</text:p>
          </table:table-cell>
          <table:table-cell table:style-name="ce16" table:formula="of:=[.$B$9]-[.E4]" office:value-type="float" office:value="0.01" calcext:value-type="float">
            <text:p>0,01</text:p>
          </table:table-cell>
          <table:table-cell table:style-name="ce16" table:formula="of:=[.$B$9]-[.F4]" office:value-type="float" office:value="0.01" calcext:value-type="float">
            <text:p>0,01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9" table:formula="of:=[.J4]+[.B13]" office:value-type="float" office:value="0.015" calcext:value-type="float">
            <text:p>0,015</text:p>
          </table:table-cell>
          <table:table-cell table:style-name="ce19" table:formula="of:=[.K4]+[.C13]" office:value-type="float" office:value="0.195" calcext:value-type="float">
            <text:p>0,195</text:p>
          </table:table-cell>
          <table:table-cell table:style-name="ce19" table:formula="of:=[.L4]+[.D13]" office:value-type="float" office:value="0.345" calcext:value-type="float">
            <text:p>0,345</text:p>
          </table:table-cell>
          <table:table-cell table:style-name="ce19" table:formula="of:=[.M4]+[.E13]" office:value-type="float" office:value="0.29" calcext:value-type="float">
            <text:p>0,290</text:p>
          </table:table-cell>
          <table:table-cell table:style-name="ce19" table:formula="of:=[.N4]+[.F13]" office:value-type="float" office:value="0.12" calcext:value-type="float">
            <text:p>0,120</text:p>
          </table:table-cell>
          <table:table-cell/>
          <table:table-cell table:style-name="ce21" table:formula="of:=&quot;M421 I&quot; &amp;[.R13]&amp;&quot; J&quot;&amp;[.S13]&amp;&quot; Z&quot;&amp;SUBSTITUTE([.U13];&quot;,&quot;;&quot;.&quot;)" office:value-type="string" office:string-value="M421 I0 J2 Z0.095" calcext:value-type="string">
            <text:p>M421 I0 J2 Z0.0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LOOKUP([.S13]+1; [.$I$11:.$N$16]; MATCH([.R13]+1; [.$I$11:.$N$11]; 0); FALSE())" office:value-type="float" office:value="0.0950000000000001" calcext:value-type="float">
            <text:p>0,095</text:p>
          </table:table-cell>
          <table:table-cell table:style-name="ce21" table:formula="of:=TEXT([.T13];&quot;0.000&quot;)" office:value-type="string" office:string-value="0,095" calcext:value-type="string">
            <text:p>0,095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[.$B$9]-[.B5]" office:value-type="float" office:value="0.01" calcext:value-type="float">
            <text:p>0,01</text:p>
          </table:table-cell>
          <table:table-cell table:style-name="ce16" table:formula="of:=[.$B$9]-[.C5]" office:value-type="float" office:value="0" calcext:value-type="float">
            <text:p>0,00</text:p>
          </table:table-cell>
          <table:table-cell table:style-name="ce16" table:formula="of:=[.$B$9]-[.D5]" office:value-type="float" office:value="0" calcext:value-type="float">
            <text:p>0,00</text:p>
          </table:table-cell>
          <table:table-cell table:style-name="ce16" table:formula="of:=[.$B$9]-[.E5]" office:value-type="float" office:value="0" calcext:value-type="float">
            <text:p>0,00</text:p>
          </table:table-cell>
          <table:table-cell table:style-name="ce16" table:formula="of:=[.$B$9]-[.F5]" office:value-type="float" office:value="0.00999999999999995" calcext:value-type="float">
            <text:p>0,01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9" table:formula="of:=[.J5]+[.B14]" office:value-type="float" office:value="0.0950000000000001" calcext:value-type="float">
            <text:p>0,095</text:p>
          </table:table-cell>
          <table:table-cell table:style-name="ce19" table:formula="of:=[.K5]+[.C14]" office:value-type="float" office:value="0.285" calcext:value-type="float">
            <text:p>0,285</text:p>
          </table:table-cell>
          <table:table-cell table:style-name="ce19" table:formula="of:=[.L5]+[.D14]" office:value-type="float" office:value="0.355" calcext:value-type="float">
            <text:p>0,355</text:p>
          </table:table-cell>
          <table:table-cell table:style-name="ce19" table:formula="of:=[.M5]+[.E14]" office:value-type="float" office:value="0.37" calcext:value-type="float">
            <text:p>0,370</text:p>
          </table:table-cell>
          <table:table-cell table:style-name="ce19" table:formula="of:=[.N5]+[.F14]" office:value-type="float" office:value="0.125" calcext:value-type="float">
            <text:p>0,125</text:p>
          </table:table-cell>
          <table:table-cell/>
          <table:table-cell table:style-name="ce21" table:formula="of:=&quot;M421 I&quot; &amp;[.R14]&amp;&quot; J&quot;&amp;[.S14]&amp;&quot; Z&quot;&amp;SUBSTITUTE([.U14];&quot;,&quot;;&quot;.&quot;)" office:value-type="string" office:string-value="M421 I1 J2 Z0.285" calcext:value-type="string">
            <text:p>M421 I1 J2 Z0.2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S14]+1; [.$I$11:.$N$16]; MATCH([.R14]+1; [.$I$11:.$N$11]; 0); FALSE())" office:value-type="float" office:value="0.285" calcext:value-type="float">
            <text:p>0,285</text:p>
          </table:table-cell>
          <table:table-cell table:style-name="ce21" table:formula="of:=TEXT([.T14];&quot;0.000&quot;)" office:value-type="string" office:string-value="0,285" calcext:value-type="string">
            <text:p>0,28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[.$B$9]-[.B6]" office:value-type="float" office:value="0.01" calcext:value-type="float">
            <text:p>0,01</text:p>
          </table:table-cell>
          <table:table-cell table:style-name="ce16" table:formula="of:=[.$B$9]-[.C6]" office:value-type="float" office:value="0.01" calcext:value-type="float">
            <text:p>0,01</text:p>
          </table:table-cell>
          <table:table-cell table:style-name="ce16" table:formula="of:=[.$B$9]-[.D6]" office:value-type="float" office:value="0.01" calcext:value-type="float">
            <text:p>0,01</text:p>
          </table:table-cell>
          <table:table-cell table:style-name="ce16" table:formula="of:=[.$B$9]-[.E6]" office:value-type="float" office:value="0.01" calcext:value-type="float">
            <text:p>0,01</text:p>
          </table:table-cell>
          <table:table-cell table:style-name="ce16" table:formula="of:=[.$B$9]-[.F6]" office:value-type="float" office:value="0.02" calcext:value-type="float">
            <text:p>0,02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9" table:formula="of:=[.J6]+[.B15]" office:value-type="float" office:value="0.065" calcext:value-type="float">
            <text:p>0,065</text:p>
          </table:table-cell>
          <table:table-cell table:style-name="ce19" table:formula="of:=[.K6]+[.C15]" office:value-type="float" office:value="0.24" calcext:value-type="float">
            <text:p>0,240</text:p>
          </table:table-cell>
          <table:table-cell table:style-name="ce19" table:formula="of:=[.L6]+[.D15]" office:value-type="float" office:value="0.29" calcext:value-type="float">
            <text:p>0,290</text:p>
          </table:table-cell>
          <table:table-cell table:style-name="ce19" table:formula="of:=[.M6]+[.E15]" office:value-type="float" office:value="0.24" calcext:value-type="float">
            <text:p>0,240</text:p>
          </table:table-cell>
          <table:table-cell table:style-name="ce19" table:formula="of:=[.N6]+[.F15]" office:value-type="float" office:value="0.025" calcext:value-type="float">
            <text:p>0,025</text:p>
          </table:table-cell>
          <table:table-cell/>
          <table:table-cell table:style-name="ce21" table:formula="of:=&quot;M421 I&quot; &amp;[.R15]&amp;&quot; J&quot;&amp;[.S15]&amp;&quot; Z&quot;&amp;SUBSTITUTE([.U15];&quot;,&quot;;&quot;.&quot;)" office:value-type="string" office:string-value="M421 I2 J2 Z0.355" calcext:value-type="string">
            <text:p>M421 I2 J2 Z0.3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VLOOKUP([.S15]+1; [.$I$11:.$N$16]; MATCH([.R15]+1; [.$I$11:.$N$11]; 0); FALSE())" office:value-type="float" office:value="0.355" calcext:value-type="float">
            <text:p>0,355</text:p>
          </table:table-cell>
          <table:table-cell table:style-name="ce21" table:formula="of:=TEXT([.T15];&quot;0.000&quot;)" office:value-type="string" office:string-value="0,355" calcext:value-type="string">
            <text:p>0,35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[.$B$9]-[.B7]" office:value-type="float" office:value="0" calcext:value-type="float">
            <text:p>0,00</text:p>
          </table:table-cell>
          <table:table-cell table:style-name="ce16" table:formula="of:=[.$B$9]-[.C7]" office:value-type="float" office:value="0.01" calcext:value-type="float">
            <text:p>0,01</text:p>
          </table:table-cell>
          <table:table-cell table:style-name="ce16" table:formula="of:=[.$B$9]-[.D7]" office:value-type="float" office:value="0" calcext:value-type="float">
            <text:p>0,00</text:p>
          </table:table-cell>
          <table:table-cell table:style-name="ce16" table:formula="of:=[.$B$9]-[.E7]" office:value-type="float" office:value="0.01" calcext:value-type="float">
            <text:p>0,01</text:p>
          </table:table-cell>
          <table:table-cell table:style-name="ce16" table:formula="of:=[.$B$9]-[.F7]" office:value-type="float" office:value="0.01" calcext:value-type="float">
            <text:p>0,01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9" table:formula="of:=[.J7]+[.B16]" office:value-type="float" office:value="-0.03" calcext:value-type="float">
            <text:p>-0,030</text:p>
          </table:table-cell>
          <table:table-cell table:style-name="ce19" table:formula="of:=[.K7]+[.C16]" office:value-type="float" office:value="0.095" calcext:value-type="float">
            <text:p>0,095</text:p>
          </table:table-cell>
          <table:table-cell table:style-name="ce19" table:formula="of:=[.L7]+[.D16]" office:value-type="float" office:value="0.185" calcext:value-type="float">
            <text:p>0,185</text:p>
          </table:table-cell>
          <table:table-cell table:style-name="ce19" table:formula="of:=[.M7]+[.E16]" office:value-type="float" office:value="0.135" calcext:value-type="float">
            <text:p>0,135</text:p>
          </table:table-cell>
          <table:table-cell table:style-name="ce19" table:formula="of:=[.N7]+[.F16]" office:value-type="float" office:value="-0.21" calcext:value-type="float">
            <text:p>-0,210</text:p>
          </table:table-cell>
          <table:table-cell/>
          <table:table-cell table:style-name="ce21" table:formula="of:=&quot;M421 I&quot; &amp;[.R16]&amp;&quot; J&quot;&amp;[.S16]&amp;&quot; Z&quot;&amp;SUBSTITUTE([.U16];&quot;,&quot;;&quot;.&quot;)" office:value-type="string" office:string-value="M421 I3 J2 Z0.370" calcext:value-type="string">
            <text:p>M421 I3 J2 Z0.3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S16]+1; [.$I$11:.$N$16]; MATCH([.R16]+1; [.$I$11:.$N$11]; 0); FALSE())" office:value-type="float" office:value="0.37" calcext:value-type="float">
            <text:p>0,37</text:p>
          </table:table-cell>
          <table:table-cell table:style-name="ce21" table:formula="of:=TEXT([.T16];&quot;0.000&quot;)" office:value-type="string" office:string-value="0,370" calcext:value-type="string">
            <text:p>0,37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17]&amp;&quot; J&quot;&amp;[.S17]&amp;&quot; Z&quot;&amp;SUBSTITUTE([.U17];&quot;,&quot;;&quot;.&quot;)" office:value-type="string" office:string-value="M421 I4 J2 Z0.125" calcext:value-type="string">
            <text:p>M421 I4 J2 Z0.1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S17]+1; [.$I$11:.$N$16]; MATCH([.R17]+1; [.$I$11:.$N$11]; 0); FALSE())" office:value-type="float" office:value="0.125" calcext:value-type="float">
            <text:p>0,125</text:p>
          </table:table-cell>
          <table:table-cell table:style-name="ce21" table:formula="of:=TEXT([.T17];&quot;0.000&quot;)" office:value-type="string" office:string-value="0,125" calcext:value-type="string">
            <text:p>0,12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18]&amp;&quot; J&quot;&amp;[.S18]&amp;&quot; Z&quot;&amp;SUBSTITUTE([.U18];&quot;,&quot;;&quot;.&quot;)" office:value-type="string" office:string-value="M421 I0 J3 Z0.065" calcext:value-type="string">
            <text:p>M421 I0 J3 Z0.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VLOOKUP([.S18]+1; [.$I$11:.$N$16]; MATCH([.R18]+1; [.$I$11:.$N$11]; 0); FALSE())" office:value-type="float" office:value="0.065" calcext:value-type="float">
            <text:p>0,065</text:p>
          </table:table-cell>
          <table:table-cell table:style-name="ce21" table:formula="of:=TEXT([.T18];&quot;0.000&quot;)" office:value-type="string" office:string-value="0,065" calcext:value-type="string">
            <text:p>0,06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19]&amp;&quot; J&quot;&amp;[.S19]&amp;&quot; Z&quot;&amp;SUBSTITUTE([.U19];&quot;,&quot;;&quot;.&quot;)" office:value-type="string" office:string-value="M421 I1 J3 Z0.240" calcext:value-type="string">
            <text:p>M421 I1 J3 Z0.2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S19]+1; [.$I$11:.$N$16]; MATCH([.R19]+1; [.$I$11:.$N$11]; 0); FALSE())" office:value-type="float" office:value="0.24" calcext:value-type="float">
            <text:p>0,24</text:p>
          </table:table-cell>
          <table:table-cell table:style-name="ce21" table:formula="of:=TEXT([.T19];&quot;0.000&quot;)" office:value-type="string" office:string-value="0,240" calcext:value-type="string">
            <text:p>0,24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style-name="ce21" table:formula="of:=&quot;M421 I&quot; &amp;[.R20]&amp;&quot; J&quot;&amp;[.S20]&amp;&quot; Z&quot;&amp;SUBSTITUTE([.U20];&quot;,&quot;;&quot;.&quot;)" office:value-type="string" office:string-value="M421 I2 J3 Z0.290" calcext:value-type="string">
            <text:p>M421 I2 J3 Z0.2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S20]+1; [.$I$11:.$N$16]; MATCH([.R20]+1; [.$I$11:.$N$11]; 0); FALSE())" office:value-type="float" office:value="0.29" calcext:value-type="float">
            <text:p>0,29</text:p>
          </table:table-cell>
          <table:table-cell table:style-name="ce21" table:formula="of:=TEXT([.T20];&quot;0.000&quot;)" office:value-type="string" office:string-value="0,290" calcext:value-type="string">
            <text:p>0,29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style-name="ce21" table:formula="of:=&quot;M421 I&quot; &amp;[.R21]&amp;&quot; J&quot;&amp;[.S21]&amp;&quot; Z&quot;&amp;SUBSTITUTE([.U21];&quot;,&quot;;&quot;.&quot;)" office:value-type="string" office:string-value="M421 I3 J3 Z0.240" calcext:value-type="string">
            <text:p>M421 I3 J3 Z0.2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VLOOKUP([.S21]+1; [.$I$11:.$N$16]; MATCH([.R21]+1; [.$I$11:.$N$11]; 0); FALSE())" office:value-type="float" office:value="0.24" calcext:value-type="float">
            <text:p>0,24</text:p>
          </table:table-cell>
          <table:table-cell table:style-name="ce21" table:formula="of:=TEXT([.T21];&quot;0.000&quot;)" office:value-type="string" office:string-value="0,240" calcext:value-type="string">
            <text:p>0,24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style-name="ce21" table:formula="of:=&quot;M421 I&quot; &amp;[.R22]&amp;&quot; J&quot;&amp;[.S22]&amp;&quot; Z&quot;&amp;SUBSTITUTE([.U22];&quot;,&quot;;&quot;.&quot;)" office:value-type="string" office:string-value="M421 I4 J3 Z0.025" calcext:value-type="string">
            <text:p>M421 I4 J3 Z0.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S22]+1; [.$I$11:.$N$16]; MATCH([.R22]+1; [.$I$11:.$N$11]; 0); FALSE())" office:value-type="float" office:value="0.025" calcext:value-type="float">
            <text:p>0,025</text:p>
          </table:table-cell>
          <table:table-cell table:style-name="ce21" table:formula="of:=TEXT([.T22];&quot;0.000&quot;)" office:value-type="string" office:string-value="0,025" calcext:value-type="string">
            <text:p>0,025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2"/>
          <table:table-cell table:style-name="ce16" office:value-type="string" calcext:value-type="string">
            <text:p>THIS IS NOT SET TO PRINTER YET!!!!</text:p>
          </table:table-cell>
          <table:table-cell table:style-name="ce16" table:number-columns-repeated="2"/>
          <table:table-cell table:number-columns-repeated="9"/>
          <table:table-cell table:style-name="ce21" table:formula="of:=&quot;M421 I&quot; &amp;[.R23]&amp;&quot; J&quot;&amp;[.S23]&amp;&quot; Z&quot;&amp;SUBSTITUTE([.U23];&quot;,&quot;;&quot;.&quot;)" office:value-type="string" office:string-value="M421 I0 J4 Z-0.030" calcext:value-type="string">
            <text:p>M421 I0 J4 Z-0.0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VLOOKUP([.S23]+1; [.$I$11:.$N$16]; MATCH([.R23]+1; [.$I$11:.$N$11]; 0); FALSE())" office:value-type="float" office:value="-0.03" calcext:value-type="float">
            <text:p>-0,03</text:p>
          </table:table-cell>
          <table:table-cell table:style-name="ce21" table:formula="of:=TEXT([.T23];&quot;0.000&quot;)" office:value-type="string" office:string-value="-0,030" calcext:value-type="string">
            <text:p>-0,030</text:p>
          </table:table-cell>
          <table:table-cell table:number-columns-repeated="27"/>
        </table:table-row>
        <table:table-row table:style-name="ro1">
          <table:table-cell/>
          <table:table-cell table:style-name="ce16" table:number-columns-repeated="5"/>
          <table:table-cell table:number-columns-repeated="9"/>
          <table:table-cell table:style-name="ce21" table:formula="of:=&quot;M421 I&quot; &amp;[.R24]&amp;&quot; J&quot;&amp;[.S24]&amp;&quot; Z&quot;&amp;SUBSTITUTE([.U24];&quot;,&quot;;&quot;.&quot;)" office:value-type="string" office:string-value="M421 I1 J4 Z0.095" calcext:value-type="string">
            <text:p>M421 I1 J4 Z0.0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S24]+1; [.$I$11:.$N$16]; MATCH([.R24]+1; [.$I$11:.$N$11]; 0); FALSE())" office:value-type="float" office:value="0.095" calcext:value-type="float">
            <text:p>0,095</text:p>
          </table:table-cell>
          <table:table-cell table:style-name="ce21" table:formula="of:=TEXT([.T24];&quot;0.000&quot;)" office:value-type="string" office:string-value="0,095" calcext:value-type="string">
            <text:p>0,09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25]&amp;&quot; J&quot;&amp;[.S25]&amp;&quot; Z&quot;&amp;SUBSTITUTE([.U25];&quot;,&quot;;&quot;.&quot;)" office:value-type="string" office:string-value="M421 I2 J4 Z0.185" calcext:value-type="string">
            <text:p>M421 I2 J4 Z0.1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S25]+1; [.$I$11:.$N$16]; MATCH([.R25]+1; [.$I$11:.$N$11]; 0); FALSE())" office:value-type="float" office:value="0.185" calcext:value-type="float">
            <text:p>0,185</text:p>
          </table:table-cell>
          <table:table-cell table:style-name="ce21" table:formula="of:=TEXT([.T25];&quot;0.000&quot;)" office:value-type="string" office:string-value="0,185" calcext:value-type="string">
            <text:p>0,18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26]&amp;&quot; J&quot;&amp;[.S26]&amp;&quot; Z&quot;&amp;SUBSTITUTE([.U26];&quot;,&quot;;&quot;.&quot;)" office:value-type="string" office:string-value="M421 I3 J4 Z0.135" calcext:value-type="string">
            <text:p>M421 I3 J4 Z0.1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S26]+1; [.$I$11:.$N$16]; MATCH([.R26]+1; [.$I$11:.$N$11]; 0); FALSE())" office:value-type="float" office:value="0.135" calcext:value-type="float">
            <text:p>0,135</text:p>
          </table:table-cell>
          <table:table-cell table:style-name="ce21" table:formula="of:=TEXT([.T26];&quot;0.000&quot;)" office:value-type="string" office:string-value="0,135" calcext:value-type="string">
            <text:p>0,135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21" table:formula="of:=&quot;M421 I&quot; &amp;[.R27]&amp;&quot; J&quot;&amp;[.S27]&amp;&quot; Z&quot;&amp;SUBSTITUTE([.U27];&quot;,&quot;;&quot;.&quot;)" office:value-type="string" office:string-value="M421 I4 J4 Z-0.210" calcext:value-type="string">
            <text:p>M421 I4 J4 Z-0.21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VLOOKUP([.S27]+1; [.$I$11:.$N$16]; MATCH([.R27]+1; [.$I$11:.$N$11]; 0); FALSE())" office:value-type="float" office:value="-0.21" calcext:value-type="float">
            <text:p>-0,21</text:p>
          </table:table-cell>
          <table:table-cell table:style-name="ce21" table:formula="of:=TEXT([.T27];&quot;0.000&quot;)" office:value-type="string" office:string-value="-0,210" calcext:value-type="string">
            <text:p>-0,210</text:p>
          </table:table-cell>
          <table:table-cell table:number-columns-repeated="27"/>
        </table:table-row>
        <table:table-row table:style-name="ro1" table:number-rows-repeated="9">
          <table:table-cell table:number-columns-repeated="48"/>
        </table:table-row>
        <table:table-row table:style-name="ro1">
          <table:table-cell table:number-columns-repeated="6"/>
          <table:table-cell office:value-type="string" calcext:value-type="string">
            <text:p>im zero niżej, tym grubszy będzie element</text:p>
          </table:table-cell>
          <table:table-cell table:number-columns-repeated="41"/>
        </table:table-row>
        <table:table-row table:style-name="ro1">
          <table:table-cell table:number-columns-repeated="6"/>
          <table:table-cell office:value-type="string" calcext:value-type="string">
            <text:p>im zero wyżej, tym cieńszy będzie element</text:p>
          </table:table-cell>
          <table:table-cell table:number-columns-repeated="41"/>
        </table:table-row>
        <table:table-row table:style-name="ro1" table:number-rows-repeated="1048537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.00.0000</text:date>, <text:time style:data-style-name="N2" text:time-value="13:05:10.222027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4:14:14.479218177</meta:creation-date>
    <dc:date>2018-06-02T13:05:51.415123567</dc:date>
    <meta:editing-duration>PT1H16M35S</meta:editing-duration>
    <meta:editing-cycles>9</meta:editing-cycles>
    <meta:generator>LibreOffice/6.0.4.2$Linux_X86_64 LibreOffice_project/00m0$Build-2</meta:generator>
    <meta:document-statistic meta:table-count="4" meta:cell-count="1157" meta:object-count="0"/>
  </office:meta>
</office:document-meta>
</file>